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>
      <style:text-properties fo:font-size="10pt" style:font-size-asian="10pt" style:font-size-complex="10pt"/>
    </style:style>
    <style:style style:name="ce2" style:family="table-cell" style:parent-style-name="V_237_rgula" style:data-style-name="N35">
      <style:table-cell-properties fo:background-color="#FFFFFF"/>
      <style:text-properties fo:font-size="10pt" style:font-size-asian="10pt" style:font-size-complex="10pt"/>
    </style:style>
    <style:style style:name="ce3" style:family="table-cell" style:parent-style-name="V_237_rgula" style:data-style-name="N35">
      <style:table-cell-properties fo:background-color="#FFFFFF"/>
      <style:text-properties fo:color="#000000" fo:font-size="10pt" style:font-size-asian="10pt" style:font-size-complex="10pt"/>
    </style:style>
    <style:style style:name="ce4" style:family="table-cell" style:parent-style-name="V_237_rgula" style:data-style-name="N35">
      <style:table-cell-properties fo:background-color="#FFFFFF"/>
      <style:text-properties fo:color="#000000" fo:font-size="10pt" style:font-size-asian="10pt" style:font-size-complex="10pt" fo:font-weight="bold" style:font-weight-asian="bold" style:font-weight-complex="bold"/>
    </style:style>
    <style:style style:name="ce5" style:family="table-cell" style:parent-style-name="V_237_rgula" style:data-style-name="N35">
      <style:table-cell-properties fo:border-top="thin solid #000000" fo:border-bottom="thin solid #000000" fo:border-left="none" fo:border-right="none" fo:background-color="#FFFFFF"/>
      <style:text-properties fo:color="#000000" fo:font-size="10pt" style:font-size-asian="10pt" style:font-size-complex="10pt"/>
    </style:style>
    <style:style style:name="ce6" style:family="table-cell" style:parent-style-name="V_237_rgula" style:data-style-name="N35">
      <style:table-cell-properties fo:background-color="#FFFFFF"/>
      <style:text-properties fo:color="#FF0000" fo:font-size="10pt" style:font-size-asian="10pt" style:font-size-complex="10pt"/>
    </style:style>
    <style:style style:name="ce7" style:family="table-cell" style:parent-style-name="Default" style:data-style-name="N42">
      <style:text-properties fo:font-size="10pt" style:font-size-asian="10pt" style:font-size-complex="10pt"/>
    </style:style>
    <style:style style:name="ce8" style:family="table-cell" style:parent-style-name="Default" style:data-style-name="N35">
      <style:text-properties fo:font-size="10pt" style:font-size-asian="10pt" style:font-size-complex="10pt"/>
    </style:style>
    <style:style style:name="ce9" style:family="table-cell" style:parent-style-name="Default" style:data-style-name="N42">
      <style:table-cell-properties fo:background-color="transparent"/>
      <style:text-properties fo:color="#000000" fo:font-size="10pt" style:font-size-asian="10pt" style:font-size-complex="10pt"/>
    </style:style>
    <style:style style:name="ce10" style:family="table-cell" style:parent-style-name="Default" style:data-style-name="N4">
      <style:table-cell-properties fo:background-color="transparent"/>
      <style:text-properties fo:font-size="10pt" style:font-size-asian="10pt" style:font-size-complex="10pt"/>
    </style:style>
    <style:style style:name="co1" style:family="table-column">
      <style:table-column-properties fo:break-before="auto" style:column-width="2.06375cm"/>
    </style:style>
    <style:style style:name="co2" style:family="table-column">
      <style:table-column-properties fo:break-before="auto" style:column-width="1.905cm" style:use-optimal-column-width="true"/>
    </style:style>
    <style:style style:name="co3" style:family="table-column">
      <style:table-column-properties fo:break-before="auto" style:column-width="1.85208333333333cm" style:use-optimal-column-width="true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2.75pt" style:use-optimal-row-height="true" fo:break-before="page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NOV_2017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4" table:default-cell-style-name="ce1"/>
        <table:table-column table:style-name="co4" table:number-columns-repeated="5" table:default-cell-style-name="ce1"/>
        <table:table-column table:style-name="co3" table:default-cell-style-name="ce1"/>
        <table:table-column table:style-name="co4" table:number-columns-repeated="16371" table:default-cell-style-name="ce1"/>
        <table:table-row table:style-name="ro1">
          <table:table-cell office:value-type="string" table:style-name="ce1">
            <text:p>Anexo Único a que se refere o artigo 1º do Decreto nº 58.043, de 21/12/2017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Vigência a partir de 01/11/2017</text:p>
          </table:table-cell>
          <table:table-cell table:number-columns-repeated="3" table:style-name="ce2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QUADRO DOS PROFISSIONAIS DE EDUCAÇÃO</text:p>
          </table:table-cell>
          <table:table-cell table:number-columns-repeated="5" table:style-name="ce3"/>
          <table:table-cell table:style-name="ce2"/>
          <table:table-cell table:number-columns-repeated="16377" table:style-name="ce1"/>
        </table:table-row>
        <table:table-row table:style-name="ro1">
          <table:table-cell table:number-columns-repeated="6" table:style-name="ce3"/>
          <table:table-cell table:style-name="ce2"/>
          <table:table-cell table:number-columns-repeated="16377" table:style-name="ce1"/>
        </table:table-row>
        <table:table-row table:style-name="ro1">
          <table:table-cell office:value-type="string" table:style-name="ce3">
            <text:p>APOIO A EDUCAÇAO</text:p>
          </table:table-cell>
          <table:table-cell table:number-columns-repeated="5" table:style-name="ce3"/>
          <table:table-cell table:style-name="ce2"/>
          <table:table-cell table:number-columns-repeated="16377" table:style-name="ce1"/>
        </table:table-row>
        <table:table-row table:style-name="ro1">
          <table:table-cell office:value-type="string" table:style-name="ce3">
            <text:p>JORNADA DE 40 H SEMANAIS</text:p>
          </table:table-cell>
          <table:table-cell table:number-columns-repeated="5" table:style-name="ce3"/>
          <table:table-cell table:style-name="ce2"/>
          <table:table-cell table:number-columns-repeated="16377" table:style-name="ce1"/>
        </table:table-row>
        <table:table-row table:style-name="ro1">
          <table:table-cell office:value-type="string" table:style-name="ce5">
            <text:p>REF/GRAUS</text:p>
          </table:table-cell>
          <table:table-cell office:value-type="string" table:style-name="ce5">
            <text:p><text:s text:c="14"/>A</text:p>
          </table:table-cell>
          <table:table-cell office:value-type="string" table:style-name="ce5">
            <text:p><text:s text:c="10"/>B</text:p>
          </table:table-cell>
          <table:table-cell office:value-type="string" table:style-name="ce5">
            <text:p><text:s text:c="7"/>C</text:p>
          </table:table-cell>
          <table:table-cell office:value-type="string" table:style-name="ce5">
            <text:p><text:s text:c="6"/>D</text:p>
          </table:table-cell>
          <table:table-cell office:value-type="string" table:style-name="ce5">
            <text:p><text:s text:c="6"/>E</text:p>
          </table:table-cell>
          <table:table-cell table:style-name="ce2"/>
          <table:table-cell table:number-columns-repeated="16377" table:style-name="ce1"/>
        </table:table-row>
        <table:table-row table:style-name="ro1">
          <table:table-cell office:value-type="string" table:style-name="ce3">
            <text:p>QPE-01</text:p>
          </table:table-cell>
          <table:table-cell office:value-type="float" office:value="1227.97" table:style-name="ce10">
            <text:p>1.227,97</text:p>
          </table:table-cell>
          <table:table-cell office:value-type="float" office:value="1307.79" table:style-name="ce10">
            <text:p>1.307,79</text:p>
          </table:table-cell>
          <table:table-cell office:value-type="float" office:value="1392.78" table:style-name="ce10">
            <text:p>1.392,78</text:p>
          </table:table-cell>
          <table:table-cell office:value-type="float" office:value="1483.28" table:style-name="ce10">
            <text:p>1.483,28</text:p>
          </table:table-cell>
          <table:table-cell office:value-type="float" office:value="1579.73" table:style-name="ce10">
            <text:p>1.579,73</text:p>
          </table:table-cell>
          <table:table-cell table:style-name="ce2"/>
          <table:table-cell table:style-name="ce1"/>
          <table:table-cell table:number-columns-repeated="5" table:style-name="ce7"/>
          <table:table-cell table:number-columns-repeated="16371"/>
        </table:table-row>
        <table:table-row table:style-name="ro1">
          <table:table-cell office:value-type="string" table:style-name="ce3">
            <text:p>QPE-02</text:p>
          </table:table-cell>
          <table:table-cell office:value-type="float" office:value="1307.79" table:style-name="ce10">
            <text:p>1.307,79</text:p>
          </table:table-cell>
          <table:table-cell office:value-type="float" office:value="1392.78" table:style-name="ce10">
            <text:p>1.392,78</text:p>
          </table:table-cell>
          <table:table-cell office:value-type="float" office:value="1483.28" table:style-name="ce10">
            <text:p>1.483,28</text:p>
          </table:table-cell>
          <table:table-cell office:value-type="float" office:value="1579.73" table:style-name="ce10">
            <text:p>1.579,73</text:p>
          </table:table-cell>
          <table:table-cell office:value-type="float" office:value="1682.43" table:style-name="ce10">
            <text:p>1.682,43</text:p>
          </table:table-cell>
          <table:table-cell table:style-name="ce2"/>
          <table:table-cell table:style-name="ce1"/>
          <table:table-cell table:number-columns-repeated="5" table:style-name="ce7"/>
          <table:table-cell table:number-columns-repeated="16371"/>
        </table:table-row>
        <table:table-row table:style-name="ro1">
          <table:table-cell office:value-type="string" table:style-name="ce3">
            <text:p>QPE-03</text:p>
          </table:table-cell>
          <table:table-cell office:value-type="float" office:value="1392.78" table:style-name="ce10">
            <text:p>1.392,78</text:p>
          </table:table-cell>
          <table:table-cell office:value-type="float" office:value="1483.28" table:style-name="ce10">
            <text:p>1.483,28</text:p>
          </table:table-cell>
          <table:table-cell office:value-type="float" office:value="1579.73" table:style-name="ce10">
            <text:p>1.579,73</text:p>
          </table:table-cell>
          <table:table-cell office:value-type="float" office:value="1682.43" table:style-name="ce10">
            <text:p>1.682,43</text:p>
          </table:table-cell>
          <table:table-cell office:value-type="float" office:value="1791.75" table:style-name="ce10">
            <text:p>1.791,75</text:p>
          </table:table-cell>
          <table:table-cell table:style-name="ce2"/>
          <table:table-cell table:style-name="ce1"/>
          <table:table-cell table:number-columns-repeated="5" table:style-name="ce7"/>
          <table:table-cell table:number-columns-repeated="16371"/>
        </table:table-row>
        <table:table-row table:style-name="ro1">
          <table:table-cell office:value-type="string" table:style-name="ce3">
            <text:p>QPE-04</text:p>
          </table:table-cell>
          <table:table-cell office:value-type="float" office:value="1483.28" table:style-name="ce10">
            <text:p>1.483,28</text:p>
          </table:table-cell>
          <table:table-cell office:value-type="float" office:value="1579.73" table:style-name="ce10">
            <text:p>1.579,73</text:p>
          </table:table-cell>
          <table:table-cell office:value-type="float" office:value="1682.43" table:style-name="ce10">
            <text:p>1.682,43</text:p>
          </table:table-cell>
          <table:table-cell office:value-type="float" office:value="1791.75" table:style-name="ce10">
            <text:p>1.791,75</text:p>
          </table:table-cell>
          <table:table-cell office:value-type="float" office:value="1908.2" table:style-name="ce10">
            <text:p>1.908,20</text:p>
          </table:table-cell>
          <table:table-cell table:style-name="ce2"/>
          <table:table-cell table:style-name="ce1"/>
          <table:table-cell table:number-columns-repeated="5" table:style-name="ce7"/>
          <table:table-cell table:number-columns-repeated="16371"/>
        </table:table-row>
        <table:table-row table:style-name="ro1">
          <table:table-cell office:value-type="string" table:style-name="ce3">
            <text:p>QPE-05</text:p>
          </table:table-cell>
          <table:table-cell office:value-type="float" office:value="1579.73" table:style-name="ce10">
            <text:p>1.579,73</text:p>
          </table:table-cell>
          <table:table-cell office:value-type="float" office:value="1682.43" table:style-name="ce10">
            <text:p>1.682,43</text:p>
          </table:table-cell>
          <table:table-cell office:value-type="float" office:value="1791.75" table:style-name="ce10">
            <text:p>1.791,75</text:p>
          </table:table-cell>
          <table:table-cell office:value-type="float" office:value="1908.2" table:style-name="ce10">
            <text:p>1.908,20</text:p>
          </table:table-cell>
          <table:table-cell office:value-type="float" office:value="2032.28" table:style-name="ce10">
            <text:p>2.032,28</text:p>
          </table:table-cell>
          <table:table-cell table:style-name="ce2"/>
          <table:table-cell table:style-name="ce1"/>
          <table:table-cell table:number-columns-repeated="5" table:style-name="ce7"/>
          <table:table-cell table:number-columns-repeated="16371"/>
        </table:table-row>
        <table:table-row table:style-name="ro1">
          <table:table-cell office:value-type="string" table:style-name="ce3">
            <text:p>QPE-06</text:p>
          </table:table-cell>
          <table:table-cell office:value-type="float" office:value="1682.43" table:style-name="ce10">
            <text:p>1.682,43</text:p>
          </table:table-cell>
          <table:table-cell office:value-type="float" office:value="1791.75" table:style-name="ce10">
            <text:p>1.791,75</text:p>
          </table:table-cell>
          <table:table-cell office:value-type="float" office:value="1908.2" table:style-name="ce10">
            <text:p>1.908,20</text:p>
          </table:table-cell>
          <table:table-cell office:value-type="float" office:value="2032.28" table:style-name="ce10">
            <text:p>2.032,28</text:p>
          </table:table-cell>
          <table:table-cell office:value-type="float" office:value="2164.36" table:style-name="ce10">
            <text:p>2.164,36</text:p>
          </table:table-cell>
          <table:table-cell table:style-name="ce2"/>
          <table:table-cell table:style-name="ce1"/>
          <table:table-cell table:number-columns-repeated="5" table:style-name="ce7"/>
          <table:table-cell table:number-columns-repeated="16371"/>
        </table:table-row>
        <table:table-row table:style-name="ro1">
          <table:table-cell office:value-type="string" table:style-name="ce3">
            <text:p>QPE-07</text:p>
          </table:table-cell>
          <table:table-cell office:value-type="float" office:value="1791.75" table:style-name="ce10">
            <text:p>1.791,75</text:p>
          </table:table-cell>
          <table:table-cell office:value-type="float" office:value="1908.2" table:style-name="ce10">
            <text:p>1.908,20</text:p>
          </table:table-cell>
          <table:table-cell office:value-type="float" office:value="2032.28" table:style-name="ce10">
            <text:p>2.032,28</text:p>
          </table:table-cell>
          <table:table-cell office:value-type="float" office:value="2164.36" table:style-name="ce10">
            <text:p>2.164,36</text:p>
          </table:table-cell>
          <table:table-cell office:value-type="float" office:value="2305.0700000000002" table:style-name="ce10">
            <text:p>2.305,07</text:p>
          </table:table-cell>
          <table:table-cell table:style-name="ce2"/>
          <table:table-cell table:style-name="ce1"/>
          <table:table-cell table:number-columns-repeated="5" table:style-name="ce7"/>
          <table:table-cell table:number-columns-repeated="16371"/>
        </table:table-row>
        <table:table-row table:style-name="ro1">
          <table:table-cell office:value-type="string" table:style-name="ce3">
            <text:p>QPE-08</text:p>
          </table:table-cell>
          <table:table-cell office:value-type="float" office:value="1908.2" table:style-name="ce10">
            <text:p>1.908,20</text:p>
          </table:table-cell>
          <table:table-cell office:value-type="float" office:value="2032.28" table:style-name="ce10">
            <text:p>2.032,28</text:p>
          </table:table-cell>
          <table:table-cell office:value-type="float" office:value="2164.36" table:style-name="ce10">
            <text:p>2.164,36</text:p>
          </table:table-cell>
          <table:table-cell office:value-type="float" office:value="2305.0700000000002" table:style-name="ce10">
            <text:p>2.305,07</text:p>
          </table:table-cell>
          <table:table-cell office:value-type="float" office:value="2454.85" table:style-name="ce10">
            <text:p>2.454,85</text:p>
          </table:table-cell>
          <table:table-cell table:style-name="ce2"/>
          <table:table-cell table:style-name="ce1"/>
          <table:table-cell table:number-columns-repeated="5" table:style-name="ce7"/>
          <table:table-cell table:number-columns-repeated="16371"/>
        </table:table-row>
        <table:table-row table:style-name="ro1">
          <table:table-cell office:value-type="string" table:style-name="ce3">
            <text:p>QPE-09</text:p>
          </table:table-cell>
          <table:table-cell office:value-type="float" office:value="2032.28" table:style-name="ce10">
            <text:p>2.032,28</text:p>
          </table:table-cell>
          <table:table-cell office:value-type="float" office:value="2164.36" table:style-name="ce10">
            <text:p>2.164,36</text:p>
          </table:table-cell>
          <table:table-cell office:value-type="float" office:value="2305.0700000000002" table:style-name="ce10">
            <text:p>2.305,07</text:p>
          </table:table-cell>
          <table:table-cell office:value-type="float" office:value="2454.85" table:style-name="ce10">
            <text:p>2.454,85</text:p>
          </table:table-cell>
          <table:table-cell office:value-type="float" office:value="2614.44" table:style-name="ce10">
            <text:p>2.614,44</text:p>
          </table:table-cell>
          <table:table-cell table:style-name="ce2"/>
          <table:table-cell table:style-name="ce1"/>
          <table:table-cell table:number-columns-repeated="5" table:style-name="ce7"/>
          <table:table-cell table:number-columns-repeated="16371"/>
        </table:table-row>
        <table:table-row table:style-name="ro1">
          <table:table-cell office:value-type="string" table:style-name="ce3">
            <text:p>QPE-10</text:p>
          </table:table-cell>
          <table:table-cell office:value-type="float" office:value="2164.36" table:style-name="ce10">
            <text:p>2.164,36</text:p>
          </table:table-cell>
          <table:table-cell office:value-type="float" office:value="2305.0700000000002" table:style-name="ce10">
            <text:p>2.305,07</text:p>
          </table:table-cell>
          <table:table-cell office:value-type="float" office:value="2454.85" table:style-name="ce10">
            <text:p>2.454,85</text:p>
          </table:table-cell>
          <table:table-cell office:value-type="float" office:value="2614.44" table:style-name="ce10">
            <text:p>2.614,44</text:p>
          </table:table-cell>
          <table:table-cell office:value-type="float" office:value="2784.41" table:style-name="ce10">
            <text:p>2.784,41</text:p>
          </table:table-cell>
          <table:table-cell table:style-name="ce2"/>
          <table:table-cell table:style-name="ce1"/>
          <table:table-cell table:number-columns-repeated="5" table:style-name="ce7"/>
          <table:table-cell table:number-columns-repeated="16371"/>
        </table:table-row>
        <table:table-row table:style-name="ro1">
          <table:table-cell office:value-type="string" table:style-name="ce3">
            <text:p>QPE-11</text:p>
          </table:table-cell>
          <table:table-cell office:value-type="float" office:value="2305.0700000000002" table:style-name="ce10">
            <text:p>2.305,07</text:p>
          </table:table-cell>
          <table:table-cell office:value-type="float" office:value="2454.85" table:style-name="ce10">
            <text:p>2.454,85</text:p>
          </table:table-cell>
          <table:table-cell office:value-type="float" office:value="2614.44" table:style-name="ce10">
            <text:p>2.614,44</text:p>
          </table:table-cell>
          <table:table-cell office:value-type="float" office:value="2784.41" table:style-name="ce10">
            <text:p>2.784,41</text:p>
          </table:table-cell>
          <table:table-cell office:value-type="float" office:value="2965.39" table:style-name="ce10">
            <text:p>2.965,39</text:p>
          </table:table-cell>
          <table:table-cell table:style-name="ce2"/>
          <table:table-cell table:style-name="ce1"/>
          <table:table-cell table:number-columns-repeated="5" table:style-name="ce7"/>
          <table:table-cell table:number-columns-repeated="16371"/>
        </table:table-row>
        <table:table-row table:style-name="ro1">
          <table:table-cell office:value-type="string" table:style-name="ce3">
            <text:p>QPE-12</text:p>
          </table:table-cell>
          <table:table-cell office:value-type="float" office:value="2454.85" table:style-name="ce10">
            <text:p>2.454,85</text:p>
          </table:table-cell>
          <table:table-cell office:value-type="float" office:value="2614.44" table:style-name="ce10">
            <text:p>2.614,44</text:p>
          </table:table-cell>
          <table:table-cell office:value-type="float" office:value="2784.41" table:style-name="ce10">
            <text:p>2.784,41</text:p>
          </table:table-cell>
          <table:table-cell office:value-type="float" office:value="2965.39" table:style-name="ce10">
            <text:p>2.965,39</text:p>
          </table:table-cell>
          <table:table-cell office:value-type="float" office:value="3158.12" table:style-name="ce10">
            <text:p>3.158,12</text:p>
          </table:table-cell>
          <table:table-cell table:style-name="ce2"/>
          <table:table-cell table:style-name="ce1"/>
          <table:table-cell table:number-columns-repeated="5" table:style-name="ce7"/>
          <table:table-cell table:number-columns-repeated="16371"/>
        </table:table-row>
        <table:table-row table:style-name="ro1">
          <table:table-cell office:value-type="string" table:style-name="ce3">
            <text:p>QPE-13</text:p>
          </table:table-cell>
          <table:table-cell office:value-type="float" office:value="2614.44" table:style-name="ce10">
            <text:p>2.614,44</text:p>
          </table:table-cell>
          <table:table-cell office:value-type="float" office:value="2784.41" table:style-name="ce10">
            <text:p>2.784,41</text:p>
          </table:table-cell>
          <table:table-cell office:value-type="float" office:value="2965.39" table:style-name="ce10">
            <text:p>2.965,39</text:p>
          </table:table-cell>
          <table:table-cell office:value-type="float" office:value="3158.12" table:style-name="ce10">
            <text:p>3.158,12</text:p>
          </table:table-cell>
          <table:table-cell office:value-type="float" office:value="3363.41" table:style-name="ce10">
            <text:p>3.363,41</text:p>
          </table:table-cell>
          <table:table-cell table:style-name="ce2"/>
          <table:table-cell table:style-name="ce1"/>
          <table:table-cell table:number-columns-repeated="5" table:style-name="ce7"/>
          <table:table-cell table:number-columns-repeated="16371"/>
        </table:table-row>
        <table:table-row table:style-name="ro1">
          <table:table-cell office:value-type="string" table:style-name="ce3">
            <text:p>QPE-14</text:p>
          </table:table-cell>
          <table:table-cell office:value-type="float" office:value="2784.41" table:style-name="ce10">
            <text:p>2.784,41</text:p>
          </table:table-cell>
          <table:table-cell office:value-type="float" office:value="2965.39" table:style-name="ce10">
            <text:p>2.965,39</text:p>
          </table:table-cell>
          <table:table-cell office:value-type="float" office:value="3158.12" table:style-name="ce10">
            <text:p>3.158,12</text:p>
          </table:table-cell>
          <table:table-cell office:value-type="float" office:value="3363.41" table:style-name="ce10">
            <text:p>3.363,41</text:p>
          </table:table-cell>
          <table:table-cell office:value-type="float" office:value="3582" table:style-name="ce10">
            <text:p>3.582,00</text:p>
          </table:table-cell>
          <table:table-cell table:style-name="ce2"/>
          <table:table-cell table:style-name="ce1"/>
          <table:table-cell table:number-columns-repeated="5" table:style-name="ce7"/>
          <table:table-cell table:number-columns-repeated="16371"/>
        </table:table-row>
        <table:table-row table:style-name="ro1">
          <table:table-cell table:number-columns-repeated="6" table:style-name="ce6"/>
          <table:table-cell table:style-name="ce2"/>
          <table:table-cell table:style-name="ce1"/>
          <table:table-cell table:number-columns-repeated="5" table:style-name="ce8"/>
          <table:table-cell table:number-columns-repeated="16371"/>
        </table:table-row>
        <table:table-row table:style-name="ro1">
          <table:table-cell office:value-type="string" table:style-name="ce3">
            <text:p>MAGISTÉRIO MUNICIPAL</text:p>
          </table:table-cell>
          <table:table-cell table:number-columns-repeated="5" table:style-name="ce3"/>
          <table:table-cell table:style-name="ce2"/>
          <table:table-cell table:style-name="ce1"/>
          <table:table-cell table:number-columns-repeated="5" table:style-name="ce8"/>
          <table:table-cell table:number-columns-repeated="16371"/>
        </table:table-row>
        <table:table-row table:style-name="ro1">
          <table:table-cell office:value-type="string" table:style-name="ce3">
            <text:p>JORNADA BÁSICA DO PROFESSOR</text:p>
          </table:table-cell>
          <table:table-cell table:number-columns-repeated="5" table:style-name="ce3"/>
          <table:table-cell table:style-name="ce2"/>
          <table:table-cell table:style-name="ce1"/>
          <table:table-cell table:number-columns-repeated="5" table:style-name="ce8"/>
          <table:table-cell table:number-columns-repeated="16371"/>
        </table:table-row>
        <table:table-row table:style-name="ro1">
          <table:table-cell office:value-type="string" table:style-name="ce5">
            <text:p>REF/GRAUS</text:p>
          </table:table-cell>
          <table:table-cell office:value-type="string" table:style-name="ce5">
            <text:p><text:s text:c="14"/>A</text:p>
          </table:table-cell>
          <table:table-cell office:value-type="string" table:style-name="ce5">
            <text:p><text:s text:c="10"/>B</text:p>
          </table:table-cell>
          <table:table-cell office:value-type="string" table:style-name="ce5">
            <text:p><text:s text:c="7"/>C</text:p>
          </table:table-cell>
          <table:table-cell office:value-type="string" table:style-name="ce5">
            <text:p><text:s text:c="6"/>D</text:p>
          </table:table-cell>
          <table:table-cell office:value-type="string" table:style-name="ce5">
            <text:p><text:s text:c="6"/>E</text:p>
          </table:table-cell>
          <table:table-cell table:style-name="ce2"/>
          <table:table-cell table:style-name="ce1"/>
          <table:table-cell table:number-columns-repeated="5" table:style-name="ce8"/>
          <table:table-cell table:number-columns-repeated="16371"/>
        </table:table-row>
        <table:table-row table:style-name="ro1">
          <table:table-cell office:value-type="string" table:style-name="ce3">
            <text:p>QPE-11</text:p>
          </table:table-cell>
          <table:table-cell office:value-type="float" office:value="1366.34" table:style-name="ce9">
            <text:p><text:s/>1.366,34<text:s/></text:p>
          </table:table-cell>
          <table:table-cell office:value-type="float" office:value="1455.16" table:style-name="ce9">
            <text:p><text:s/>1.455,16<text:s/></text:p>
          </table:table-cell>
          <table:table-cell office:value-type="float" office:value="1549.73" table:style-name="ce9">
            <text:p><text:s/>1.549,73<text:s/></text:p>
          </table:table-cell>
          <table:table-cell office:value-type="float" office:value="1650.6" table:style-name="ce9">
            <text:p><text:s/>1.650,60<text:s/></text:p>
          </table:table-cell>
          <table:table-cell office:value-type="float" office:value="1757.85" table:style-name="ce9">
            <text:p><text:s/>1.757,85<text:s/></text:p>
          </table:table-cell>
          <table:table-cell table:style-name="ce2"/>
          <table:table-cell table:style-name="ce1"/>
          <table:table-cell table:number-columns-repeated="5" table:style-name="ce7"/>
          <table:table-cell table:number-columns-repeated="16371"/>
        </table:table-row>
        <table:table-row table:style-name="ro1">
          <table:table-cell office:value-type="string" table:style-name="ce3">
            <text:p>QPE-12</text:p>
          </table:table-cell>
          <table:table-cell office:value-type="float" office:value="1455.16" table:style-name="ce9">
            <text:p><text:s/>1.455,16<text:s/></text:p>
          </table:table-cell>
          <table:table-cell office:value-type="float" office:value="1549.73" table:style-name="ce9">
            <text:p><text:s/>1.549,73<text:s/></text:p>
          </table:table-cell>
          <table:table-cell office:value-type="float" office:value="1650.6" table:style-name="ce9">
            <text:p><text:s/>1.650,60<text:s/></text:p>
          </table:table-cell>
          <table:table-cell office:value-type="float" office:value="1757.85" table:style-name="ce9">
            <text:p><text:s/>1.757,85<text:s/></text:p>
          </table:table-cell>
          <table:table-cell office:value-type="float" office:value="1872.05" table:style-name="ce9">
            <text:p><text:s/>1.872,05<text:s/></text:p>
          </table:table-cell>
          <table:table-cell table:style-name="ce2"/>
          <table:table-cell table:style-name="ce1"/>
          <table:table-cell table:number-columns-repeated="5" table:style-name="ce7"/>
          <table:table-cell table:number-columns-repeated="16371"/>
        </table:table-row>
        <table:table-row table:style-name="ro1">
          <table:table-cell office:value-type="string" table:style-name="ce3">
            <text:p>QPE-13</text:p>
          </table:table-cell>
          <table:table-cell office:value-type="float" office:value="1549.73" table:style-name="ce9">
            <text:p><text:s/>1.549,73<text:s/></text:p>
          </table:table-cell>
          <table:table-cell office:value-type="float" office:value="1650.6" table:style-name="ce9">
            <text:p><text:s/>1.650,60<text:s/></text:p>
          </table:table-cell>
          <table:table-cell office:value-type="float" office:value="1757.85" table:style-name="ce9">
            <text:p><text:s/>1.757,85<text:s/></text:p>
          </table:table-cell>
          <table:table-cell office:value-type="float" office:value="1872.05" table:style-name="ce9">
            <text:p><text:s/>1.872,05<text:s/></text:p>
          </table:table-cell>
          <table:table-cell office:value-type="float" office:value="1993.63" table:style-name="ce9">
            <text:p><text:s/>1.993,63<text:s/></text:p>
          </table:table-cell>
          <table:table-cell table:style-name="ce2"/>
          <table:table-cell table:style-name="ce1"/>
          <table:table-cell table:number-columns-repeated="5" table:style-name="ce7"/>
          <table:table-cell table:number-columns-repeated="16371"/>
        </table:table-row>
        <table:table-row table:style-name="ro1">
          <table:table-cell office:value-type="string" table:style-name="ce3">
            <text:p>QPE-14</text:p>
          </table:table-cell>
          <table:table-cell office:value-type="float" office:value="1650.6" table:style-name="ce9">
            <text:p><text:s/>1.650,60<text:s/></text:p>
          </table:table-cell>
          <table:table-cell office:value-type="float" office:value="1757.85" table:style-name="ce9">
            <text:p><text:s/>1.757,85<text:s/></text:p>
          </table:table-cell>
          <table:table-cell office:value-type="float" office:value="1872.05" table:style-name="ce9">
            <text:p><text:s/>1.872,05<text:s/></text:p>
          </table:table-cell>
          <table:table-cell office:value-type="float" office:value="1993.63" table:style-name="ce9">
            <text:p><text:s/>1.993,63<text:s/></text:p>
          </table:table-cell>
          <table:table-cell office:value-type="float" office:value="2123.31" table:style-name="ce9">
            <text:p><text:s/>2.123,31<text:s/></text:p>
          </table:table-cell>
          <table:table-cell table:style-name="ce2"/>
          <table:table-cell table:style-name="ce1"/>
          <table:table-cell table:number-columns-repeated="5" table:style-name="ce7"/>
          <table:table-cell table:number-columns-repeated="16371"/>
        </table:table-row>
        <table:table-row table:style-name="ro1">
          <table:table-cell office:value-type="string" table:style-name="ce3">
            <text:p>QPE-15</text:p>
          </table:table-cell>
          <table:table-cell office:value-type="float" office:value="1757.85" table:style-name="ce9">
            <text:p><text:s/>1.757,85<text:s/></text:p>
          </table:table-cell>
          <table:table-cell office:value-type="float" office:value="1872.05" table:style-name="ce9">
            <text:p><text:s/>1.872,05<text:s/></text:p>
          </table:table-cell>
          <table:table-cell office:value-type="float" office:value="1993.63" table:style-name="ce9">
            <text:p><text:s/>1.993,63<text:s/></text:p>
          </table:table-cell>
          <table:table-cell office:value-type="float" office:value="2123.31" table:style-name="ce9">
            <text:p><text:s/>2.123,31<text:s/></text:p>
          </table:table-cell>
          <table:table-cell office:value-type="float" office:value="2261.33" table:style-name="ce9">
            <text:p><text:s/>2.261,33<text:s/></text:p>
          </table:table-cell>
          <table:table-cell table:style-name="ce2"/>
          <table:table-cell table:style-name="ce1"/>
          <table:table-cell table:number-columns-repeated="5" table:style-name="ce7"/>
          <table:table-cell table:number-columns-repeated="16371"/>
        </table:table-row>
        <table:table-row table:style-name="ro1">
          <table:table-cell office:value-type="string" table:style-name="ce3">
            <text:p>QPE-16</text:p>
          </table:table-cell>
          <table:table-cell office:value-type="float" office:value="1872.05" table:style-name="ce9">
            <text:p><text:s/>1.872,05<text:s/></text:p>
          </table:table-cell>
          <table:table-cell office:value-type="float" office:value="1993.63" table:style-name="ce9">
            <text:p><text:s/>1.993,63<text:s/></text:p>
          </table:table-cell>
          <table:table-cell office:value-type="float" office:value="2123.31" table:style-name="ce9">
            <text:p><text:s/>2.123,31<text:s/></text:p>
          </table:table-cell>
          <table:table-cell office:value-type="float" office:value="2261.33" table:style-name="ce9">
            <text:p><text:s/>2.261,33<text:s/></text:p>
          </table:table-cell>
          <table:table-cell office:value-type="float" office:value="2408.4499999999998" table:style-name="ce9">
            <text:p><text:s/>2.408,45<text:s/></text:p>
          </table:table-cell>
          <table:table-cell table:style-name="ce2"/>
          <table:table-cell table:style-name="ce1"/>
          <table:table-cell table:number-columns-repeated="5" table:style-name="ce7"/>
          <table:table-cell table:number-columns-repeated="16371"/>
        </table:table-row>
        <table:table-row table:style-name="ro1">
          <table:table-cell office:value-type="string" table:style-name="ce3">
            <text:p>QPE-17</text:p>
          </table:table-cell>
          <table:table-cell office:value-type="float" office:value="1993.63" table:style-name="ce9">
            <text:p><text:s/>1.993,63<text:s/></text:p>
          </table:table-cell>
          <table:table-cell office:value-type="float" office:value="2123.31" table:style-name="ce9">
            <text:p><text:s/>2.123,31<text:s/></text:p>
          </table:table-cell>
          <table:table-cell office:value-type="float" office:value="2261.33" table:style-name="ce9">
            <text:p><text:s/>2.261,33<text:s/></text:p>
          </table:table-cell>
          <table:table-cell office:value-type="float" office:value="2408.4499999999998" table:style-name="ce9">
            <text:p><text:s/>2.408,45<text:s/></text:p>
          </table:table-cell>
          <table:table-cell office:value-type="float" office:value="2564.8200000000002" table:style-name="ce9">
            <text:p><text:s/>2.564,82<text:s/></text:p>
          </table:table-cell>
          <table:table-cell table:style-name="ce2"/>
          <table:table-cell table:style-name="ce1"/>
          <table:table-cell table:number-columns-repeated="5" table:style-name="ce7"/>
          <table:table-cell table:number-columns-repeated="16371"/>
        </table:table-row>
        <table:table-row table:style-name="ro1">
          <table:table-cell office:value-type="string" table:style-name="ce3">
            <text:p>QPE-18</text:p>
          </table:table-cell>
          <table:table-cell office:value-type="float" office:value="2123.31" table:style-name="ce9">
            <text:p><text:s/>2.123,31<text:s/></text:p>
          </table:table-cell>
          <table:table-cell office:value-type="float" office:value="2261.33" table:style-name="ce9">
            <text:p><text:s/>2.261,33<text:s/></text:p>
          </table:table-cell>
          <table:table-cell office:value-type="float" office:value="2408.4499999999998" table:style-name="ce9">
            <text:p><text:s/>2.408,45<text:s/></text:p>
          </table:table-cell>
          <table:table-cell office:value-type="float" office:value="2564.8200000000002" table:style-name="ce9">
            <text:p><text:s/>2.564,82<text:s/></text:p>
          </table:table-cell>
          <table:table-cell office:value-type="float" office:value="2731.67" table:style-name="ce9">
            <text:p><text:s/>2.731,67<text:s/></text:p>
          </table:table-cell>
          <table:table-cell table:style-name="ce2"/>
          <table:table-cell table:style-name="ce1"/>
          <table:table-cell table:number-columns-repeated="5" table:style-name="ce7"/>
          <table:table-cell table:number-columns-repeated="16371"/>
        </table:table-row>
        <table:table-row table:style-name="ro1">
          <table:table-cell office:value-type="string" table:style-name="ce3">
            <text:p>QPE-19</text:p>
          </table:table-cell>
          <table:table-cell office:value-type="float" office:value="2261.33" table:style-name="ce9">
            <text:p><text:s/>2.261,33<text:s/></text:p>
          </table:table-cell>
          <table:table-cell office:value-type="float" office:value="2408.4499999999998" table:style-name="ce9">
            <text:p><text:s/>2.408,45<text:s/></text:p>
          </table:table-cell>
          <table:table-cell office:value-type="float" office:value="2564.8200000000002" table:style-name="ce9">
            <text:p><text:s/>2.564,82<text:s/></text:p>
          </table:table-cell>
          <table:table-cell office:value-type="float" office:value="2731.67" table:style-name="ce9">
            <text:p><text:s/>2.731,67<text:s/></text:p>
          </table:table-cell>
          <table:table-cell office:value-type="float" office:value="2909.3" table:style-name="ce9">
            <text:p><text:s/>2.909,30<text:s/></text:p>
          </table:table-cell>
          <table:table-cell table:style-name="ce2"/>
          <table:table-cell table:style-name="ce1"/>
          <table:table-cell table:number-columns-repeated="5" table:style-name="ce7"/>
          <table:table-cell table:number-columns-repeated="16371"/>
        </table:table-row>
        <table:table-row table:style-name="ro1">
          <table:table-cell office:value-type="string" table:style-name="ce3">
            <text:p>QPE-20</text:p>
          </table:table-cell>
          <table:table-cell office:value-type="float" office:value="2408.4499999999998" table:style-name="ce9">
            <text:p><text:s/>2.408,45<text:s/></text:p>
          </table:table-cell>
          <table:table-cell office:value-type="float" office:value="2564.8200000000002" table:style-name="ce9">
            <text:p><text:s/>2.564,82<text:s/></text:p>
          </table:table-cell>
          <table:table-cell office:value-type="float" office:value="2731.67" table:style-name="ce9">
            <text:p><text:s/>2.731,67<text:s/></text:p>
          </table:table-cell>
          <table:table-cell office:value-type="float" office:value="2909.3" table:style-name="ce9">
            <text:p><text:s/>2.909,30<text:s/></text:p>
          </table:table-cell>
          <table:table-cell office:value-type="float" office:value="3098.41" table:style-name="ce9">
            <text:p><text:s/>3.098,41<text:s/></text:p>
          </table:table-cell>
          <table:table-cell table:style-name="ce2"/>
          <table:table-cell table:style-name="ce1"/>
          <table:table-cell table:number-columns-repeated="5" table:style-name="ce7"/>
          <table:table-cell table:number-columns-repeated="16371"/>
        </table:table-row>
        <table:table-row table:style-name="ro1">
          <table:table-cell office:value-type="string" table:style-name="ce3">
            <text:p>QPE-21</text:p>
          </table:table-cell>
          <table:table-cell office:value-type="float" office:value="2564.8200000000002" table:style-name="ce9">
            <text:p><text:s/>2.564,82<text:s/></text:p>
          </table:table-cell>
          <table:table-cell office:value-type="float" office:value="2731.67" table:style-name="ce9">
            <text:p><text:s/>2.731,67<text:s/></text:p>
          </table:table-cell>
          <table:table-cell office:value-type="float" office:value="2909.3" table:style-name="ce9">
            <text:p><text:s/>2.909,30<text:s/></text:p>
          </table:table-cell>
          <table:table-cell office:value-type="float" office:value="3098.41" table:style-name="ce9">
            <text:p><text:s/>3.098,41<text:s/></text:p>
          </table:table-cell>
          <table:table-cell office:value-type="float" office:value="3299.64" table:style-name="ce9">
            <text:p><text:s/>3.299,64<text:s/></text:p>
          </table:table-cell>
          <table:table-cell table:style-name="ce2"/>
          <table:table-cell table:style-name="ce1"/>
          <table:table-cell table:number-columns-repeated="5" table:style-name="ce7"/>
          <table:table-cell table:number-columns-repeated="16371"/>
        </table:table-row>
        <table:table-row table:style-name="ro1">
          <table:table-cell office:value-type="string" table:style-name="ce3">
            <text:p>QPE-22</text:p>
          </table:table-cell>
          <table:table-cell office:value-type="float" office:value="2731.67" table:style-name="ce9">
            <text:p><text:s/>2.731,67<text:s/></text:p>
          </table:table-cell>
          <table:table-cell office:value-type="float" office:value="2909.3" table:style-name="ce9">
            <text:p><text:s/>2.909,30<text:s/></text:p>
          </table:table-cell>
          <table:table-cell office:value-type="float" office:value="3098.41" table:style-name="ce9">
            <text:p><text:s/>3.098,41<text:s/></text:p>
          </table:table-cell>
          <table:table-cell office:value-type="float" office:value="3299.64" table:style-name="ce9">
            <text:p><text:s/>3.299,64<text:s/></text:p>
          </table:table-cell>
          <table:table-cell office:value-type="float" office:value="3514.1" table:style-name="ce9">
            <text:p><text:s/>3.514,10<text:s/></text:p>
          </table:table-cell>
          <table:table-cell table:style-name="ce2"/>
          <table:table-cell table:style-name="ce1"/>
          <table:table-cell table:number-columns-repeated="5" table:style-name="ce7"/>
          <table:table-cell table:number-columns-repeated="16371"/>
        </table:table-row>
        <table:table-row table:style-name="ro1">
          <table:table-cell office:value-type="string" table:style-name="ce3">
            <text:p>QPE-23</text:p>
          </table:table-cell>
          <table:table-cell office:value-type="float" office:value="2909.3" table:style-name="ce9">
            <text:p><text:s/>2.909,30<text:s/></text:p>
          </table:table-cell>
          <table:table-cell office:value-type="float" office:value="3098.41" table:style-name="ce9">
            <text:p><text:s/>3.098,41<text:s/></text:p>
          </table:table-cell>
          <table:table-cell office:value-type="float" office:value="3299.64" table:style-name="ce9">
            <text:p><text:s/>3.299,64<text:s/></text:p>
          </table:table-cell>
          <table:table-cell office:value-type="float" office:value="3514.1" table:style-name="ce9">
            <text:p><text:s/>3.514,10<text:s/></text:p>
          </table:table-cell>
          <table:table-cell office:value-type="float" office:value="3742.53" table:style-name="ce9">
            <text:p><text:s/>3.742,53<text:s/></text:p>
          </table:table-cell>
          <table:table-cell table:style-name="ce2"/>
          <table:table-cell table:style-name="ce1"/>
          <table:table-cell table:number-columns-repeated="5" table:style-name="ce7"/>
          <table:table-cell table:number-columns-repeated="16371"/>
        </table:table-row>
        <table:table-row table:style-name="ro1">
          <table:table-cell table:number-columns-repeated="6" table:style-name="ce6"/>
          <table:table-cell table:style-name="ce2"/>
          <table:table-cell table:style-name="ce1"/>
          <table:table-cell table:number-columns-repeated="5" table:style-name="ce7"/>
          <table:table-cell table:number-columns-repeated="16371"/>
        </table:table-row>
        <table:table-row table:style-name="ro1">
          <table:table-cell office:value-type="string" table:style-name="ce3">
            <text:p>MAGISTÉRIO MUNICIPAL</text:p>
          </table:table-cell>
          <table:table-cell table:number-columns-repeated="5" table:style-name="ce3"/>
          <table:table-cell table:style-name="ce2"/>
          <table:table-cell table:style-name="ce1"/>
          <table:table-cell table:number-columns-repeated="5" table:style-name="ce8"/>
          <table:table-cell table:number-columns-repeated="16371"/>
        </table:table-row>
        <table:table-row table:style-name="ro1">
          <table:table-cell office:value-type="string" table:style-name="ce3">
            <text:p>JORNADA BÁSICA DO DOCENTE/JORNADA ESPECIAL AMPLIADA</text:p>
          </table:table-cell>
          <table:table-cell table:number-columns-repeated="5" table:style-name="ce3"/>
          <table:table-cell table:style-name="ce2"/>
          <table:table-cell table:style-name="ce1"/>
          <table:table-cell table:number-columns-repeated="5" table:style-name="ce8"/>
          <table:table-cell table:number-columns-repeated="16371"/>
        </table:table-row>
        <table:table-row table:style-name="ro1">
          <table:table-cell office:value-type="string" table:style-name="ce5">
            <text:p>REF/GRAUS</text:p>
          </table:table-cell>
          <table:table-cell office:value-type="string" table:style-name="ce5">
            <text:p><text:s text:c="14"/>A</text:p>
          </table:table-cell>
          <table:table-cell office:value-type="string" table:style-name="ce5">
            <text:p><text:s text:c="10"/>B</text:p>
          </table:table-cell>
          <table:table-cell office:value-type="string" table:style-name="ce5">
            <text:p><text:s text:c="7"/>C</text:p>
          </table:table-cell>
          <table:table-cell office:value-type="string" table:style-name="ce5">
            <text:p><text:s text:c="6"/>D</text:p>
          </table:table-cell>
          <table:table-cell office:value-type="string" table:style-name="ce5">
            <text:p><text:s text:c="6"/>E</text:p>
          </table:table-cell>
          <table:table-cell table:style-name="ce2"/>
          <table:table-cell table:style-name="ce1"/>
          <table:table-cell table:number-columns-repeated="5" table:style-name="ce8"/>
          <table:table-cell table:number-columns-repeated="16371"/>
        </table:table-row>
        <table:table-row table:style-name="ro1">
          <table:table-cell office:value-type="string" table:style-name="ce3">
            <text:p>QPE-11</text:p>
          </table:table-cell>
          <table:table-cell office:value-type="float" office:value="2049.56" table:style-name="ce9">
            <text:p><text:s/>2.049,56<text:s/></text:p>
          </table:table-cell>
          <table:table-cell office:value-type="float" office:value="2182.9" table:style-name="ce9">
            <text:p><text:s/>2.182,90<text:s/></text:p>
          </table:table-cell>
          <table:table-cell office:value-type="float" office:value="2324.73" table:style-name="ce9">
            <text:p><text:s/>2.324,73<text:s/></text:p>
          </table:table-cell>
          <table:table-cell office:value-type="float" office:value="2475.85" table:style-name="ce9">
            <text:p><text:s/>2.475,85<text:s/></text:p>
          </table:table-cell>
          <table:table-cell office:value-type="float" office:value="2636.79" table:style-name="ce9">
            <text:p><text:s/>2.636,79<text:s/></text:p>
          </table:table-cell>
          <table:table-cell table:style-name="ce2"/>
          <table:table-cell table:style-name="ce1"/>
          <table:table-cell table:number-columns-repeated="5" table:style-name="ce7"/>
          <table:table-cell table:number-columns-repeated="16371"/>
        </table:table-row>
        <table:table-row table:style-name="ro1">
          <table:table-cell office:value-type="string" table:style-name="ce3">
            <text:p>QPE-12</text:p>
          </table:table-cell>
          <table:table-cell office:value-type="float" office:value="2182.9" table:style-name="ce9">
            <text:p><text:s/>2.182,90<text:s/></text:p>
          </table:table-cell>
          <table:table-cell office:value-type="float" office:value="2324.73" table:style-name="ce9">
            <text:p><text:s/>2.324,73<text:s/></text:p>
          </table:table-cell>
          <table:table-cell office:value-type="float" office:value="2475.85" table:style-name="ce9">
            <text:p><text:s/>2.475,85<text:s/></text:p>
          </table:table-cell>
          <table:table-cell office:value-type="float" office:value="2636.79" table:style-name="ce9">
            <text:p><text:s/>2.636,79<text:s/></text:p>
          </table:table-cell>
          <table:table-cell office:value-type="float" office:value="2808.14" table:style-name="ce9">
            <text:p><text:s/>2.808,14<text:s/></text:p>
          </table:table-cell>
          <table:table-cell table:style-name="ce2"/>
          <table:table-cell table:style-name="ce1"/>
          <table:table-cell table:number-columns-repeated="5" table:style-name="ce7"/>
          <table:table-cell table:number-columns-repeated="16371"/>
        </table:table-row>
        <table:table-row table:style-name="ro1">
          <table:table-cell office:value-type="string" table:style-name="ce3">
            <text:p>QPE-13</text:p>
          </table:table-cell>
          <table:table-cell office:value-type="float" office:value="2324.73" table:style-name="ce9">
            <text:p><text:s/>2.324,73<text:s/></text:p>
          </table:table-cell>
          <table:table-cell office:value-type="float" office:value="2475.85" table:style-name="ce9">
            <text:p><text:s/>2.475,85<text:s/></text:p>
          </table:table-cell>
          <table:table-cell office:value-type="float" office:value="2636.79" table:style-name="ce9">
            <text:p><text:s/>2.636,79<text:s/></text:p>
          </table:table-cell>
          <table:table-cell office:value-type="float" office:value="2808.14" table:style-name="ce9">
            <text:p><text:s/>2.808,14<text:s/></text:p>
          </table:table-cell>
          <table:table-cell office:value-type="float" office:value="2990.65" table:style-name="ce9">
            <text:p><text:s/>2.990,65<text:s/></text:p>
          </table:table-cell>
          <table:table-cell table:style-name="ce2"/>
          <table:table-cell table:style-name="ce1"/>
          <table:table-cell table:number-columns-repeated="5" table:style-name="ce7"/>
          <table:table-cell table:number-columns-repeated="16371"/>
        </table:table-row>
        <table:table-row table:style-name="ro1">
          <table:table-cell office:value-type="string" table:style-name="ce3">
            <text:p>QPE-14</text:p>
          </table:table-cell>
          <table:table-cell office:value-type="float" office:value="2475.85" table:style-name="ce9">
            <text:p><text:s/>2.475,85<text:s/></text:p>
          </table:table-cell>
          <table:table-cell office:value-type="float" office:value="2636.79" table:style-name="ce9">
            <text:p><text:s/>2.636,79<text:s/></text:p>
          </table:table-cell>
          <table:table-cell office:value-type="float" office:value="2808.14" table:style-name="ce9">
            <text:p><text:s/>2.808,14<text:s/></text:p>
          </table:table-cell>
          <table:table-cell office:value-type="float" office:value="2990.65" table:style-name="ce9">
            <text:p><text:s/>2.990,65<text:s/></text:p>
          </table:table-cell>
          <table:table-cell office:value-type="float" office:value="3185.08" table:style-name="ce9">
            <text:p><text:s/>3.185,08<text:s/></text:p>
          </table:table-cell>
          <table:table-cell table:style-name="ce2"/>
          <table:table-cell table:style-name="ce1"/>
          <table:table-cell table:number-columns-repeated="5" table:style-name="ce7"/>
          <table:table-cell table:number-columns-repeated="16371"/>
        </table:table-row>
        <table:table-row table:style-name="ro1">
          <table:table-cell office:value-type="string" table:style-name="ce3">
            <text:p>QPE-15</text:p>
          </table:table-cell>
          <table:table-cell office:value-type="float" office:value="2636.79" table:style-name="ce9">
            <text:p><text:s/>2.636,79<text:s/></text:p>
          </table:table-cell>
          <table:table-cell office:value-type="float" office:value="2808.14" table:style-name="ce9">
            <text:p><text:s/>2.808,14<text:s/></text:p>
          </table:table-cell>
          <table:table-cell office:value-type="float" office:value="2990.65" table:style-name="ce9">
            <text:p><text:s/>2.990,65<text:s/></text:p>
          </table:table-cell>
          <table:table-cell office:value-type="float" office:value="3185.08" table:style-name="ce9">
            <text:p><text:s/>3.185,08<text:s/></text:p>
          </table:table-cell>
          <table:table-cell office:value-type="float" office:value="3392.02" table:style-name="ce9">
            <text:p><text:s/>3.392,02<text:s/></text:p>
          </table:table-cell>
          <table:table-cell table:style-name="ce2"/>
          <table:table-cell table:style-name="ce1"/>
          <table:table-cell table:number-columns-repeated="5" table:style-name="ce7"/>
          <table:table-cell table:number-columns-repeated="16371"/>
        </table:table-row>
        <table:table-row table:style-name="ro1">
          <table:table-cell office:value-type="string" table:style-name="ce3">
            <text:p>QPE-16</text:p>
          </table:table-cell>
          <table:table-cell office:value-type="float" office:value="2808.14" table:style-name="ce9">
            <text:p><text:s/>2.808,14<text:s/></text:p>
          </table:table-cell>
          <table:table-cell office:value-type="float" office:value="2990.65" table:style-name="ce9">
            <text:p><text:s/>2.990,65<text:s/></text:p>
          </table:table-cell>
          <table:table-cell office:value-type="float" office:value="3185.08" table:style-name="ce9">
            <text:p><text:s/>3.185,08<text:s/></text:p>
          </table:table-cell>
          <table:table-cell office:value-type="float" office:value="3392.02" table:style-name="ce9">
            <text:p><text:s/>3.392,02<text:s/></text:p>
          </table:table-cell>
          <table:table-cell office:value-type="float" office:value="3612.54" table:style-name="ce9">
            <text:p><text:s/>3.612,54<text:s/></text:p>
          </table:table-cell>
          <table:table-cell table:style-name="ce2"/>
          <table:table-cell table:style-name="ce1"/>
          <table:table-cell table:number-columns-repeated="5" table:style-name="ce7"/>
          <table:table-cell table:number-columns-repeated="16371"/>
        </table:table-row>
        <table:table-row table:style-name="ro1">
          <table:table-cell office:value-type="string" table:style-name="ce3">
            <text:p>QPE-17</text:p>
          </table:table-cell>
          <table:table-cell office:value-type="float" office:value="2990.65" table:style-name="ce9">
            <text:p><text:s/>2.990,65<text:s/></text:p>
          </table:table-cell>
          <table:table-cell office:value-type="float" office:value="3185.08" table:style-name="ce9">
            <text:p><text:s/>3.185,08<text:s/></text:p>
          </table:table-cell>
          <table:table-cell office:value-type="float" office:value="3392.02" table:style-name="ce9">
            <text:p><text:s/>3.392,02<text:s/></text:p>
          </table:table-cell>
          <table:table-cell office:value-type="float" office:value="3612.54" table:style-name="ce9">
            <text:p><text:s/>3.612,54<text:s/></text:p>
          </table:table-cell>
          <table:table-cell office:value-type="float" office:value="3847.49" table:style-name="ce9">
            <text:p><text:s/>3.847,49<text:s/></text:p>
          </table:table-cell>
          <table:table-cell table:style-name="ce2"/>
          <table:table-cell table:style-name="ce1"/>
          <table:table-cell table:number-columns-repeated="5" table:style-name="ce7"/>
          <table:table-cell table:number-columns-repeated="16371"/>
        </table:table-row>
        <table:table-row table:style-name="ro1">
          <table:table-cell office:value-type="string" table:style-name="ce3">
            <text:p>QPE-18</text:p>
          </table:table-cell>
          <table:table-cell office:value-type="float" office:value="3185.08" table:style-name="ce9">
            <text:p><text:s/>3.185,08<text:s/></text:p>
          </table:table-cell>
          <table:table-cell office:value-type="float" office:value="3392.02" table:style-name="ce9">
            <text:p><text:s/>3.392,02<text:s/></text:p>
          </table:table-cell>
          <table:table-cell office:value-type="float" office:value="3612.54" table:style-name="ce9">
            <text:p><text:s/>3.612,54<text:s/></text:p>
          </table:table-cell>
          <table:table-cell office:value-type="float" office:value="3847.49" table:style-name="ce9">
            <text:p><text:s/>3.847,49<text:s/></text:p>
          </table:table-cell>
          <table:table-cell office:value-type="float" office:value="4097.59" table:style-name="ce9">
            <text:p><text:s/>4.097,59<text:s/></text:p>
          </table:table-cell>
          <table:table-cell table:style-name="ce2"/>
          <table:table-cell table:style-name="ce1"/>
          <table:table-cell table:number-columns-repeated="5" table:style-name="ce7"/>
          <table:table-cell table:number-columns-repeated="16371"/>
        </table:table-row>
        <table:table-row table:style-name="ro1">
          <table:table-cell office:value-type="string" table:style-name="ce3">
            <text:p>QPE-19</text:p>
          </table:table-cell>
          <table:table-cell office:value-type="float" office:value="3392.02" table:style-name="ce9">
            <text:p><text:s/>3.392,02<text:s/></text:p>
          </table:table-cell>
          <table:table-cell office:value-type="float" office:value="3612.54" table:style-name="ce9">
            <text:p><text:s/>3.612,54<text:s/></text:p>
          </table:table-cell>
          <table:table-cell office:value-type="float" office:value="3847.49" table:style-name="ce9">
            <text:p><text:s/>3.847,49<text:s/></text:p>
          </table:table-cell>
          <table:table-cell office:value-type="float" office:value="4097.59" table:style-name="ce9">
            <text:p><text:s/>4.097,59<text:s/></text:p>
          </table:table-cell>
          <table:table-cell office:value-type="float" office:value="4363.87" table:style-name="ce9">
            <text:p><text:s/>4.363,87<text:s/></text:p>
          </table:table-cell>
          <table:table-cell table:style-name="ce2"/>
          <table:table-cell table:style-name="ce1"/>
          <table:table-cell table:number-columns-repeated="5" table:style-name="ce7"/>
          <table:table-cell table:number-columns-repeated="16371"/>
        </table:table-row>
        <table:table-row table:style-name="ro1">
          <table:table-cell office:value-type="string" table:style-name="ce3">
            <text:p>QPE-20</text:p>
          </table:table-cell>
          <table:table-cell office:value-type="float" office:value="3612.54" table:style-name="ce9">
            <text:p><text:s/>3.612,54<text:s/></text:p>
          </table:table-cell>
          <table:table-cell office:value-type="float" office:value="3847.49" table:style-name="ce9">
            <text:p><text:s/>3.847,49<text:s/></text:p>
          </table:table-cell>
          <table:table-cell office:value-type="float" office:value="4097.59" table:style-name="ce9">
            <text:p><text:s/>4.097,59<text:s/></text:p>
          </table:table-cell>
          <table:table-cell office:value-type="float" office:value="4363.87" table:style-name="ce9">
            <text:p><text:s/>4.363,87<text:s/></text:p>
          </table:table-cell>
          <table:table-cell office:value-type="float" office:value="4647.3500000000004" table:style-name="ce9">
            <text:p><text:s/>4.647,35<text:s/></text:p>
          </table:table-cell>
          <table:table-cell table:style-name="ce2"/>
          <table:table-cell table:style-name="ce1"/>
          <table:table-cell table:number-columns-repeated="5" table:style-name="ce7"/>
          <table:table-cell table:number-columns-repeated="16371"/>
        </table:table-row>
        <table:table-row table:style-name="ro1">
          <table:table-cell office:value-type="string" table:style-name="ce3">
            <text:p>QPE-21</text:p>
          </table:table-cell>
          <table:table-cell office:value-type="float" office:value="3847.49" table:style-name="ce9">
            <text:p><text:s/>3.847,49<text:s/></text:p>
          </table:table-cell>
          <table:table-cell office:value-type="float" office:value="4097.59" table:style-name="ce9">
            <text:p><text:s/>4.097,59<text:s/></text:p>
          </table:table-cell>
          <table:table-cell office:value-type="float" office:value="4363.87" table:style-name="ce9">
            <text:p><text:s/>4.363,87<text:s/></text:p>
          </table:table-cell>
          <table:table-cell office:value-type="float" office:value="4647.3500000000004" table:style-name="ce9">
            <text:p><text:s/>4.647,35<text:s/></text:p>
          </table:table-cell>
          <table:table-cell office:value-type="float" office:value="4949.62" table:style-name="ce9">
            <text:p><text:s/>4.949,62<text:s/></text:p>
          </table:table-cell>
          <table:table-cell table:style-name="ce2"/>
          <table:table-cell table:style-name="ce1"/>
          <table:table-cell table:number-columns-repeated="5" table:style-name="ce7"/>
          <table:table-cell table:number-columns-repeated="16371"/>
        </table:table-row>
        <table:table-row table:style-name="ro1">
          <table:table-cell office:value-type="string" table:style-name="ce3">
            <text:p>QPE-22</text:p>
          </table:table-cell>
          <table:table-cell office:value-type="float" office:value="4097.59" table:style-name="ce9">
            <text:p><text:s/>4.097,59<text:s/></text:p>
          </table:table-cell>
          <table:table-cell office:value-type="float" office:value="4363.87" table:style-name="ce9">
            <text:p><text:s/>4.363,87<text:s/></text:p>
          </table:table-cell>
          <table:table-cell office:value-type="float" office:value="4647.3500000000004" table:style-name="ce9">
            <text:p><text:s/>4.647,35<text:s/></text:p>
          </table:table-cell>
          <table:table-cell office:value-type="float" office:value="4949.62" table:style-name="ce9">
            <text:p><text:s/>4.949,62<text:s/></text:p>
          </table:table-cell>
          <table:table-cell office:value-type="float" office:value="5271.33" table:style-name="ce9">
            <text:p><text:s/>5.271,33<text:s/></text:p>
          </table:table-cell>
          <table:table-cell table:style-name="ce2"/>
          <table:table-cell table:style-name="ce1"/>
          <table:table-cell table:number-columns-repeated="5" table:style-name="ce7"/>
          <table:table-cell table:number-columns-repeated="16371"/>
        </table:table-row>
        <table:table-row table:style-name="ro1">
          <table:table-cell office:value-type="string" table:style-name="ce3">
            <text:p>QPE-23</text:p>
          </table:table-cell>
          <table:table-cell office:value-type="float" office:value="4363.87" table:style-name="ce9">
            <text:p><text:s/>4.363,87<text:s/></text:p>
          </table:table-cell>
          <table:table-cell office:value-type="float" office:value="4647.3500000000004" table:style-name="ce9">
            <text:p><text:s/>4.647,35<text:s/></text:p>
          </table:table-cell>
          <table:table-cell office:value-type="float" office:value="4949.62" table:style-name="ce9">
            <text:p><text:s/>4.949,62<text:s/></text:p>
          </table:table-cell>
          <table:table-cell office:value-type="float" office:value="5271.33" table:style-name="ce9">
            <text:p><text:s/>5.271,33<text:s/></text:p>
          </table:table-cell>
          <table:table-cell office:value-type="float" office:value="5613.97" table:style-name="ce9">
            <text:p><text:s/>5.613,97<text:s/></text:p>
          </table:table-cell>
          <table:table-cell table:style-name="ce2"/>
          <table:table-cell table:style-name="ce1"/>
          <table:table-cell table:number-columns-repeated="5" table:style-name="ce7"/>
          <table:table-cell table:number-columns-repeated="16371"/>
        </table:table-row>
        <table:table-row table:style-name="ro1">
          <table:table-cell table:number-columns-repeated="6" table:style-name="ce6"/>
          <table:table-cell table:style-name="ce2"/>
          <table:table-cell table:style-name="ce1"/>
          <table:table-cell table:number-columns-repeated="5" table:style-name="ce7"/>
          <table:table-cell table:number-columns-repeated="16371"/>
        </table:table-row>
        <table:table-row table:style-name="ro2">
          <table:table-cell office:value-type="string" table:style-name="ce3">
            <text:p>MAGISTÉRIO MUNICIPAL</text:p>
          </table:table-cell>
          <table:table-cell table:number-columns-repeated="5" table:style-name="ce3"/>
          <table:table-cell table:style-name="ce2"/>
          <table:table-cell table:style-name="ce1"/>
          <table:table-cell table:number-columns-repeated="5" table:style-name="ce8"/>
          <table:table-cell table:number-columns-repeated="16371"/>
        </table:table-row>
        <table:table-row table:style-name="ro1">
          <table:table-cell office:value-type="string" table:style-name="ce3">
            <text:p>JORNADA ESP.INTEGRAL DE FORMAÇÃO/JORNADA ESP. INTEGRAL</text:p>
          </table:table-cell>
          <table:table-cell table:number-columns-repeated="5" table:style-name="ce3"/>
          <table:table-cell table:style-name="ce2"/>
          <table:table-cell table:style-name="ce1"/>
          <table:table-cell table:number-columns-repeated="5" table:style-name="ce8"/>
          <table:table-cell table:number-columns-repeated="16371"/>
        </table:table-row>
        <table:table-row table:style-name="ro1">
          <table:table-cell office:value-type="string" table:style-name="ce5">
            <text:p>REF/GRAUS</text:p>
          </table:table-cell>
          <table:table-cell office:value-type="string" table:style-name="ce5">
            <text:p><text:s text:c="14"/>A</text:p>
          </table:table-cell>
          <table:table-cell office:value-type="string" table:style-name="ce5">
            <text:p><text:s text:c="10"/>B</text:p>
          </table:table-cell>
          <table:table-cell office:value-type="string" table:style-name="ce5">
            <text:p><text:s text:c="7"/>C</text:p>
          </table:table-cell>
          <table:table-cell office:value-type="string" table:style-name="ce5">
            <text:p><text:s text:c="6"/>D</text:p>
          </table:table-cell>
          <table:table-cell office:value-type="string" table:style-name="ce5">
            <text:p><text:s text:c="6"/>E</text:p>
          </table:table-cell>
          <table:table-cell table:style-name="ce2"/>
          <table:table-cell table:style-name="ce1"/>
          <table:table-cell table:number-columns-repeated="5" table:style-name="ce8"/>
          <table:table-cell table:number-columns-repeated="16371"/>
        </table:table-row>
        <table:table-row table:style-name="ro1">
          <table:table-cell office:value-type="string" table:style-name="ce3">
            <text:p>QPE-11</text:p>
          </table:table-cell>
          <table:table-cell office:value-type="float" office:value="2732.69" table:style-name="ce7">
            <text:p><text:s/>2.732,69<text:s/></text:p>
          </table:table-cell>
          <table:table-cell office:value-type="float" office:value="2910.3134835600003" table:style-name="ce7">
            <text:p><text:s/>2.910,31<text:s/></text:p>
          </table:table-cell>
          <table:table-cell office:value-type="float" office:value="3099.4976905200006" table:style-name="ce7">
            <text:p><text:s/>3.099,50<text:s/></text:p>
          </table:table-cell>
          <table:table-cell office:value-type="float" office:value="3301.18" table:style-name="ce7">
            <text:p><text:s/>3.301,18<text:s/></text:p>
          </table:table-cell>
          <table:table-cell office:value-type="float" office:value="3515.6223585000007" table:style-name="ce7">
            <text:p><text:s/>3.515,62<text:s/></text:p>
          </table:table-cell>
          <table:table-cell table:style-name="ce2"/>
          <table:table-cell table:style-name="ce1"/>
          <table:table-cell table:number-columns-repeated="5" table:style-name="ce7"/>
          <table:table-cell table:number-columns-repeated="16371"/>
        </table:table-row>
        <table:table-row table:style-name="ro1">
          <table:table-cell office:value-type="string" table:style-name="ce3">
            <text:p>QPE-12</text:p>
          </table:table-cell>
          <table:table-cell office:value-type="float" office:value="2910.3134835600003" table:style-name="ce7">
            <text:p><text:s/>2.910,31<text:s/></text:p>
          </table:table-cell>
          <table:table-cell office:value-type="float" office:value="3099.4976905200006" table:style-name="ce7">
            <text:p><text:s/>3.099,50<text:s/></text:p>
          </table:table-cell>
          <table:table-cell office:value-type="float" office:value="3301.18" table:style-name="ce7">
            <text:p><text:s/>3.301,18<text:s/></text:p>
          </table:table-cell>
          <table:table-cell office:value-type="float" office:value="3515.6223585000007" table:style-name="ce7">
            <text:p><text:s/>3.515,62<text:s/></text:p>
          </table:table-cell>
          <table:table-cell office:value-type="float" office:value="3744.0438840000006" table:style-name="ce7">
            <text:p><text:s/>3.744,04<text:s/></text:p>
          </table:table-cell>
          <table:table-cell table:style-name="ce2"/>
          <table:table-cell table:style-name="ce1"/>
          <table:table-cell table:number-columns-repeated="5" table:style-name="ce7"/>
          <table:table-cell table:number-columns-repeated="16371"/>
        </table:table-row>
        <table:table-row table:style-name="ro1">
          <table:table-cell office:value-type="string" table:style-name="ce3">
            <text:p>QPE-13</text:p>
          </table:table-cell>
          <table:table-cell office:value-type="float" office:value="3099.4976905200006" table:style-name="ce7">
            <text:p><text:s/>3.099,50<text:s/></text:p>
          </table:table-cell>
          <table:table-cell office:value-type="float" office:value="3301.18" table:style-name="ce7">
            <text:p><text:s/>3.301,18<text:s/></text:p>
          </table:table-cell>
          <table:table-cell office:value-type="float" office:value="3515.6223585000007" table:style-name="ce7">
            <text:p><text:s/>3.515,62<text:s/></text:p>
          </table:table-cell>
          <table:table-cell office:value-type="float" office:value="3744.0438840000006" table:style-name="ce7">
            <text:p><text:s/>3.744,04<text:s/></text:p>
          </table:table-cell>
          <table:table-cell office:value-type="float" office:value="3987.2760543000004" table:style-name="ce7">
            <text:p><text:s/>3.987,28<text:s/></text:p>
          </table:table-cell>
          <table:table-cell table:style-name="ce2"/>
          <table:table-cell table:style-name="ce1"/>
          <table:table-cell table:number-columns-repeated="5" table:style-name="ce7"/>
          <table:table-cell table:number-columns-repeated="16371"/>
        </table:table-row>
        <table:table-row table:style-name="ro1">
          <table:table-cell office:value-type="string" table:style-name="ce3">
            <text:p>QPE-14</text:p>
          </table:table-cell>
          <table:table-cell office:value-type="float" office:value="3301.18" table:style-name="ce7">
            <text:p><text:s/>3.301,18<text:s/></text:p>
          </table:table-cell>
          <table:table-cell office:value-type="float" office:value="3515.6223585000007" table:style-name="ce7">
            <text:p><text:s/>3.515,62<text:s/></text:p>
          </table:table-cell>
          <table:table-cell office:value-type="float" office:value="3744.0438840000006" table:style-name="ce7">
            <text:p><text:s/>3.744,04<text:s/></text:p>
          </table:table-cell>
          <table:table-cell office:value-type="float" office:value="3987.2760543000004" table:style-name="ce7">
            <text:p><text:s/>3.987,28<text:s/></text:p>
          </table:table-cell>
          <table:table-cell office:value-type="float" office:value="4246.5712401000001" table:style-name="ce7">
            <text:p><text:s/>4.246,57<text:s/></text:p>
          </table:table-cell>
          <table:table-cell table:style-name="ce2"/>
          <table:table-cell table:style-name="ce1"/>
          <table:table-cell table:number-columns-repeated="5" table:style-name="ce7"/>
          <table:table-cell table:number-columns-repeated="16371"/>
        </table:table-row>
        <table:table-row table:style-name="ro1">
          <table:table-cell office:value-type="string" table:style-name="ce3">
            <text:p>QPE-15</text:p>
          </table:table-cell>
          <table:table-cell office:value-type="float" office:value="3515.6223585000007" table:style-name="ce7">
            <text:p><text:s/>3.515,62<text:s/></text:p>
          </table:table-cell>
          <table:table-cell office:value-type="float" office:value="3744.0438840000006" table:style-name="ce7">
            <text:p><text:s/>3.744,04<text:s/></text:p>
          </table:table-cell>
          <table:table-cell office:value-type="float" office:value="3987.2760543000004" table:style-name="ce7">
            <text:p><text:s/>3.987,28<text:s/></text:p>
          </table:table-cell>
          <table:table-cell office:value-type="float" office:value="4246.5712401000001" table:style-name="ce7">
            <text:p><text:s/>4.246,57<text:s/></text:p>
          </table:table-cell>
          <table:table-cell office:value-type="float" office:value="4522.6099999999997" table:style-name="ce7">
            <text:p><text:s/>4.522,61<text:s/></text:p>
          </table:table-cell>
          <table:table-cell table:style-name="ce2"/>
          <table:table-cell table:style-name="ce1"/>
          <table:table-cell table:number-columns-repeated="5" table:style-name="ce7"/>
          <table:table-cell table:number-columns-repeated="16371"/>
        </table:table-row>
        <table:table-row table:style-name="ro1">
          <table:table-cell office:value-type="string" table:style-name="ce3">
            <text:p>QPE-16</text:p>
          </table:table-cell>
          <table:table-cell office:value-type="float" office:value="3744.0438840000006" table:style-name="ce7">
            <text:p><text:s/>3.744,04<text:s/></text:p>
          </table:table-cell>
          <table:table-cell office:value-type="float" office:value="3987.2760543000004" table:style-name="ce7">
            <text:p><text:s/>3.987,28<text:s/></text:p>
          </table:table-cell>
          <table:table-cell office:value-type="float" office:value="4246.5712401000001" table:style-name="ce7">
            <text:p><text:s/>4.246,57<text:s/></text:p>
          </table:table-cell>
          <table:table-cell office:value-type="float" office:value="4522.6099999999997" table:style-name="ce7">
            <text:p><text:s/>4.522,61<text:s/></text:p>
          </table:table-cell>
          <table:table-cell office:value-type="float" office:value="4816.9117470600013" table:style-name="ce7">
            <text:p><text:s/>4.816,91<text:s/></text:p>
          </table:table-cell>
          <table:table-cell table:style-name="ce2"/>
          <table:table-cell table:style-name="ce1"/>
          <table:table-cell table:number-columns-repeated="5" table:style-name="ce7"/>
          <table:table-cell table:number-columns-repeated="16371"/>
        </table:table-row>
        <table:table-row table:style-name="ro1">
          <table:table-cell office:value-type="string" table:style-name="ce3">
            <text:p>QPE-17</text:p>
          </table:table-cell>
          <table:table-cell office:value-type="float" office:value="3987.2760543000004" table:style-name="ce7">
            <text:p><text:s/>3.987,28<text:s/></text:p>
          </table:table-cell>
          <table:table-cell office:value-type="float" office:value="4246.5712401000001" table:style-name="ce7">
            <text:p><text:s/>4.246,57<text:s/></text:p>
          </table:table-cell>
          <table:table-cell office:value-type="float" office:value="4522.6099999999997" table:style-name="ce7">
            <text:p><text:s/>4.522,61<text:s/></text:p>
          </table:table-cell>
          <table:table-cell office:value-type="float" office:value="4816.9117470600013" table:style-name="ce7">
            <text:p><text:s/>4.816,91<text:s/></text:p>
          </table:table-cell>
          <table:table-cell office:value-type="float" office:value="5129.63" table:style-name="ce7">
            <text:p><text:s/>5.129,63<text:s/></text:p>
          </table:table-cell>
          <table:table-cell table:style-name="ce2"/>
          <table:table-cell table:style-name="ce1"/>
          <table:table-cell table:number-columns-repeated="5" table:style-name="ce7"/>
          <table:table-cell table:number-columns-repeated="16371"/>
        </table:table-row>
        <table:table-row table:style-name="ro1">
          <table:table-cell office:value-type="string" table:style-name="ce3">
            <text:p>QPE-18</text:p>
          </table:table-cell>
          <table:table-cell office:value-type="float" office:value="4246.5712401000001" table:style-name="ce7">
            <text:p><text:s/>4.246,57<text:s/></text:p>
          </table:table-cell>
          <table:table-cell office:value-type="float" office:value="4522.6099999999997" table:style-name="ce7">
            <text:p><text:s/>4.522,61<text:s/></text:p>
          </table:table-cell>
          <table:table-cell office:value-type="float" office:value="4816.9117470600013" table:style-name="ce7">
            <text:p><text:s/>4.816,91<text:s/></text:p>
          </table:table-cell>
          <table:table-cell office:value-type="float" office:value="5129.63" table:style-name="ce7">
            <text:p><text:s/>5.129,63<text:s/></text:p>
          </table:table-cell>
          <table:table-cell office:value-type="float" office:value="5463.2874907800006" table:style-name="ce7">
            <text:p><text:s/>5.463,29<text:s/></text:p>
          </table:table-cell>
          <table:table-cell table:style-name="ce2"/>
          <table:table-cell table:style-name="ce1"/>
          <table:table-cell table:number-columns-repeated="5" table:style-name="ce7"/>
          <table:table-cell table:number-columns-repeated="16371"/>
        </table:table-row>
        <table:table-row table:style-name="ro1">
          <table:table-cell office:value-type="string" table:style-name="ce3">
            <text:p>QPE-19</text:p>
          </table:table-cell>
          <table:table-cell office:value-type="float" office:value="4522.6099999999997" table:style-name="ce7">
            <text:p><text:s/>4.522,61<text:s/></text:p>
          </table:table-cell>
          <table:table-cell office:value-type="float" office:value="4816.9117470600013" table:style-name="ce7">
            <text:p><text:s/>4.816,91<text:s/></text:p>
          </table:table-cell>
          <table:table-cell office:value-type="float" office:value="5129.63" table:style-name="ce7">
            <text:p><text:s/>5.129,63<text:s/></text:p>
          </table:table-cell>
          <table:table-cell office:value-type="float" office:value="5463.2874907800006" table:style-name="ce7">
            <text:p><text:s/>5.463,29<text:s/></text:p>
          </table:table-cell>
          <table:table-cell office:value-type="float" office:value="5818.5796132800006" table:style-name="ce7">
            <text:p><text:s/>5.818,58<text:s/></text:p>
          </table:table-cell>
          <table:table-cell table:style-name="ce2"/>
          <table:table-cell table:style-name="ce1"/>
          <table:table-cell table:number-columns-repeated="5" table:style-name="ce7"/>
          <table:table-cell table:number-columns-repeated="16371"/>
        </table:table-row>
        <table:table-row table:style-name="ro1">
          <table:table-cell office:value-type="string" table:style-name="ce3">
            <text:p>QPE-20</text:p>
          </table:table-cell>
          <table:table-cell office:value-type="float" office:value="4816.9117470600013" table:style-name="ce7">
            <text:p><text:s/>4.816,91<text:s/></text:p>
          </table:table-cell>
          <table:table-cell office:value-type="float" office:value="5129.63" table:style-name="ce7">
            <text:p><text:s/>5.129,63<text:s/></text:p>
          </table:table-cell>
          <table:table-cell office:value-type="float" office:value="5463.2874907800006" table:style-name="ce7">
            <text:p><text:s/>5.463,29<text:s/></text:p>
          </table:table-cell>
          <table:table-cell office:value-type="float" office:value="5818.5796132800006" table:style-name="ce7">
            <text:p><text:s/>5.818,58<text:s/></text:p>
          </table:table-cell>
          <table:table-cell office:value-type="float" office:value="6196.87" table:style-name="ce7">
            <text:p><text:s/>6.196,87<text:s/></text:p>
          </table:table-cell>
          <table:table-cell table:style-name="ce2"/>
          <table:table-cell table:style-name="ce1"/>
          <table:table-cell table:number-columns-repeated="5" table:style-name="ce7"/>
          <table:table-cell table:number-columns-repeated="16371"/>
        </table:table-row>
        <table:table-row table:style-name="ro1">
          <table:table-cell office:value-type="string" table:style-name="ce3">
            <text:p>QPE-21</text:p>
          </table:table-cell>
          <table:table-cell office:value-type="float" office:value="5129.63" table:style-name="ce7">
            <text:p><text:s/>5.129,63<text:s/></text:p>
          </table:table-cell>
          <table:table-cell office:value-type="float" office:value="5463.2874907800006" table:style-name="ce7">
            <text:p><text:s/>5.463,29<text:s/></text:p>
          </table:table-cell>
          <table:table-cell office:value-type="float" office:value="5818.5796132800006" table:style-name="ce7">
            <text:p><text:s/>5.818,58<text:s/></text:p>
          </table:table-cell>
          <table:table-cell office:value-type="float" office:value="6196.87" table:style-name="ce7">
            <text:p><text:s/>6.196,87<text:s/></text:p>
          </table:table-cell>
          <table:table-cell office:value-type="float" office:value="6599.2421665800011" table:style-name="ce7">
            <text:p><text:s/>6.599,24<text:s/></text:p>
          </table:table-cell>
          <table:table-cell table:style-name="ce2"/>
          <table:table-cell table:style-name="ce1"/>
          <table:table-cell table:number-columns-repeated="5" table:style-name="ce7"/>
          <table:table-cell table:number-columns-repeated="16371"/>
        </table:table-row>
        <table:table-row table:style-name="ro1">
          <table:table-cell office:value-type="string" table:style-name="ce3">
            <text:p>QPE-22</text:p>
          </table:table-cell>
          <table:table-cell office:value-type="float" office:value="5463.2874907800006" table:style-name="ce7">
            <text:p><text:s/>5.463,29<text:s/></text:p>
          </table:table-cell>
          <table:table-cell office:value-type="float" office:value="5818.5796132800006" table:style-name="ce7">
            <text:p><text:s/>5.818,58<text:s/></text:p>
          </table:table-cell>
          <table:table-cell office:value-type="float" office:value="6196.87" table:style-name="ce7">
            <text:p><text:s/>6.196,87<text:s/></text:p>
          </table:table-cell>
          <table:table-cell office:value-type="float" office:value="6599.2421665800011" table:style-name="ce7">
            <text:p><text:s/>6.599,24<text:s/></text:p>
          </table:table-cell>
          <table:table-cell office:value-type="float" office:value="7028.1954666000011" table:style-name="ce7">
            <text:p><text:s/>7.028,20<text:s/></text:p>
          </table:table-cell>
          <table:table-cell table:style-name="ce2"/>
          <table:table-cell table:style-name="ce1"/>
          <table:table-cell table:number-columns-repeated="5" table:style-name="ce7"/>
          <table:table-cell table:number-columns-repeated="16371"/>
        </table:table-row>
        <table:table-row table:style-name="ro1">
          <table:table-cell office:value-type="string" table:style-name="ce3">
            <text:p>QPE-23</text:p>
          </table:table-cell>
          <table:table-cell office:value-type="float" office:value="5818.5796132800006" table:style-name="ce7">
            <text:p><text:s/>5.818,58<text:s/></text:p>
          </table:table-cell>
          <table:table-cell office:value-type="float" office:value="6196.87" table:style-name="ce7">
            <text:p><text:s/>6.196,87<text:s/></text:p>
          </table:table-cell>
          <table:table-cell office:value-type="float" office:value="6599.2421665800011" table:style-name="ce7">
            <text:p><text:s/>6.599,24<text:s/></text:p>
          </table:table-cell>
          <table:table-cell office:value-type="float" office:value="7028.1954666000011" table:style-name="ce7">
            <text:p><text:s/>7.028,20<text:s/></text:p>
          </table:table-cell>
          <table:table-cell office:value-type="float" office:value="7485.0276274200005" table:style-name="ce7">
            <text:p><text:s/>7.485,03<text:s/></text:p>
          </table:table-cell>
          <table:table-cell table:style-name="ce2"/>
          <table:table-cell table:style-name="ce1"/>
          <table:table-cell table:number-columns-repeated="5" table:style-name="ce7"/>
          <table:table-cell table:number-columns-repeated="16371"/>
        </table:table-row>
        <table:table-row table:style-name="ro1">
          <table:table-cell table:number-columns-repeated="6" table:style-name="ce6"/>
          <table:table-cell table:style-name="ce2"/>
          <table:table-cell table:style-name="ce1"/>
          <table:table-cell table:number-columns-repeated="5" table:style-name="ce7"/>
          <table:table-cell table:number-columns-repeated="16371"/>
        </table:table-row>
        <table:table-row table:style-name="ro1">
          <table:table-cell office:value-type="string" table:style-name="ce3">
            <text:p>MAGISTÉRIO MUNICIPAL</text:p>
          </table:table-cell>
          <table:table-cell table:number-columns-repeated="5" table:style-name="ce3"/>
          <table:table-cell table:style-name="ce2"/>
          <table:table-cell table:style-name="ce1"/>
          <table:table-cell table:number-columns-repeated="5" table:style-name="ce8"/>
          <table:table-cell table:number-columns-repeated="16371"/>
        </table:table-row>
        <table:table-row table:style-name="ro1">
          <table:table-cell office:value-type="string" table:style-name="ce3">
            <text:p>JORNADA BÁSICA E ESPECIAL DE 40 HS</text:p>
          </table:table-cell>
          <table:table-cell table:number-columns-repeated="5" table:style-name="ce3"/>
          <table:table-cell table:style-name="ce2"/>
          <table:table-cell table:style-name="ce1"/>
          <table:table-cell table:number-columns-repeated="5" table:style-name="ce8"/>
          <table:table-cell table:number-columns-repeated="16371"/>
        </table:table-row>
        <table:table-row table:style-name="ro1">
          <table:table-cell office:value-type="string" table:style-name="ce5">
            <text:p>REF/GRAUS</text:p>
          </table:table-cell>
          <table:table-cell office:value-type="string" table:style-name="ce5">
            <text:p><text:s text:c="14"/>A</text:p>
          </table:table-cell>
          <table:table-cell office:value-type="string" table:style-name="ce5">
            <text:p><text:s text:c="10"/>B</text:p>
          </table:table-cell>
          <table:table-cell office:value-type="string" table:style-name="ce5">
            <text:p><text:s text:c="7"/>C</text:p>
          </table:table-cell>
          <table:table-cell office:value-type="string" table:style-name="ce5">
            <text:p><text:s text:c="6"/>D</text:p>
          </table:table-cell>
          <table:table-cell office:value-type="string" table:style-name="ce5">
            <text:p><text:s text:c="6"/>E</text:p>
          </table:table-cell>
          <table:table-cell table:style-name="ce2"/>
          <table:table-cell table:style-name="ce1"/>
          <table:table-cell table:number-columns-repeated="5" table:style-name="ce8"/>
          <table:table-cell table:number-columns-repeated="16371"/>
        </table:table-row>
        <table:table-row table:style-name="ro1">
          <table:table-cell office:value-type="string" table:style-name="ce3">
            <text:p>QPE-11</text:p>
          </table:table-cell>
          <table:table-cell office:value-type="float" office:value="3643.723545840001" table:style-name="ce7">
            <text:p><text:s/>3.643,72<text:s/></text:p>
          </table:table-cell>
          <table:table-cell office:value-type="float" office:value="3880.6285215600005" table:style-name="ce7">
            <text:p><text:s/>3.880,63<text:s/></text:p>
          </table:table-cell>
          <table:table-cell office:value-type="float" office:value="4132.97" table:style-name="ce7">
            <text:p><text:s/>4.132,97<text:s/></text:p>
          </table:table-cell>
          <table:table-cell office:value-type="float" office:value="4401.4731604200006" table:style-name="ce7">
            <text:p><text:s/>4.401,47<text:s/></text:p>
          </table:table-cell>
          <table:table-cell office:value-type="float" office:value="4687.6779810000007" table:style-name="ce7">
            <text:p><text:s/>4.687,68<text:s/></text:p>
          </table:table-cell>
          <table:table-cell table:style-name="ce2"/>
          <table:table-cell table:style-name="ce1"/>
          <table:table-cell table:number-columns-repeated="5" table:style-name="ce7"/>
          <table:table-cell table:number-columns-repeated="16371"/>
        </table:table-row>
        <table:table-row table:style-name="ro1">
          <table:table-cell office:value-type="string" table:style-name="ce3">
            <text:p>QPE-12</text:p>
          </table:table-cell>
          <table:table-cell office:value-type="float" office:value="3880.6285215600005" table:style-name="ce7">
            <text:p><text:s/>3.880,63<text:s/></text:p>
          </table:table-cell>
          <table:table-cell office:value-type="float" office:value="4132.97" table:style-name="ce7">
            <text:p><text:s/>4.132,97<text:s/></text:p>
          </table:table-cell>
          <table:table-cell office:value-type="float" office:value="4401.4731604200006" table:style-name="ce7">
            <text:p><text:s/>4.401,47<text:s/></text:p>
          </table:table-cell>
          <table:table-cell office:value-type="float" office:value="4687.6779810000007" table:style-name="ce7">
            <text:p><text:s/>4.687,68<text:s/></text:p>
          </table:table-cell>
          <table:table-cell office:value-type="float" office:value="4992.200084340001" table:style-name="ce7">
            <text:p><text:s/>4.992,20<text:s/></text:p>
          </table:table-cell>
          <table:table-cell table:style-name="ce2"/>
          <table:table-cell table:style-name="ce1"/>
          <table:table-cell table:number-columns-repeated="5" table:style-name="ce7"/>
          <table:table-cell table:number-columns-repeated="16371"/>
        </table:table-row>
        <table:table-row table:style-name="ro1">
          <table:table-cell office:value-type="string" table:style-name="ce3">
            <text:p>QPE-13</text:p>
          </table:table-cell>
          <table:table-cell office:value-type="float" office:value="4132.97" table:style-name="ce7">
            <text:p><text:s/>4.132,97<text:s/></text:p>
          </table:table-cell>
          <table:table-cell office:value-type="float" office:value="4401.4731604200006" table:style-name="ce7">
            <text:p><text:s/>4.401,47<text:s/></text:p>
          </table:table-cell>
          <table:table-cell office:value-type="float" office:value="4687.6779810000007" table:style-name="ce7">
            <text:p><text:s/>4.687,68<text:s/></text:p>
          </table:table-cell>
          <table:table-cell office:value-type="float" office:value="4992.200084340001" table:style-name="ce7">
            <text:p><text:s/>4.992,20<text:s/></text:p>
          </table:table-cell>
          <table:table-cell office:value-type="float" office:value="5316.7274483400006" table:style-name="ce7">
            <text:p><text:s/>5.316,73<text:s/></text:p>
          </table:table-cell>
          <table:table-cell table:style-name="ce2"/>
          <table:table-cell table:style-name="ce1"/>
          <table:table-cell table:number-columns-repeated="5" table:style-name="ce7"/>
          <table:table-cell table:number-columns-repeated="16371"/>
        </table:table-row>
        <table:table-row table:style-name="ro1">
          <table:table-cell office:value-type="string" table:style-name="ce3">
            <text:p>QPE-14</text:p>
          </table:table-cell>
          <table:table-cell office:value-type="float" office:value="4401.4731604200006" table:style-name="ce7">
            <text:p><text:s/>4.401,47<text:s/></text:p>
          </table:table-cell>
          <table:table-cell office:value-type="float" office:value="4687.6779810000007" table:style-name="ce7">
            <text:p><text:s/>4.687,68<text:s/></text:p>
          </table:table-cell>
          <table:table-cell office:value-type="float" office:value="4992.200084340001" table:style-name="ce7">
            <text:p><text:s/>4.992,20<text:s/></text:p>
          </table:table-cell>
          <table:table-cell office:value-type="float" office:value="5316.7274483400006" table:style-name="ce7">
            <text:p><text:s/>5.316,73<text:s/></text:p>
          </table:table-cell>
          <table:table-cell office:value-type="float" office:value="5662.2184088400008" table:style-name="ce7">
            <text:p><text:s/>5.662,22<text:s/></text:p>
          </table:table-cell>
          <table:table-cell table:style-name="ce2"/>
          <table:table-cell table:style-name="ce1"/>
          <table:table-cell table:number-columns-repeated="5" table:style-name="ce7"/>
          <table:table-cell table:number-columns-repeated="16371"/>
        </table:table-row>
        <table:table-row table:style-name="ro1">
          <table:table-cell office:value-type="string" table:style-name="ce3">
            <text:p>QPE-15</text:p>
          </table:table-cell>
          <table:table-cell office:value-type="float" office:value="4687.6779810000007" table:style-name="ce7">
            <text:p><text:s/>4.687,68<text:s/></text:p>
          </table:table-cell>
          <table:table-cell office:value-type="float" office:value="4992.200084340001" table:style-name="ce7">
            <text:p><text:s/>4.992,20<text:s/></text:p>
          </table:table-cell>
          <table:table-cell office:value-type="float" office:value="5316.7274483400006" table:style-name="ce7">
            <text:p><text:s/>5.316,73<text:s/></text:p>
          </table:table-cell>
          <table:table-cell office:value-type="float" office:value="5662.2184088400008" table:style-name="ce7">
            <text:p><text:s/>5.662,22<text:s/></text:p>
          </table:table-cell>
          <table:table-cell office:value-type="float" office:value="6030.3827241000008" table:style-name="ce7">
            <text:p><text:s/>6.030,38<text:s/></text:p>
          </table:table-cell>
          <table:table-cell table:style-name="ce2"/>
          <table:table-cell table:style-name="ce1"/>
          <table:table-cell table:number-columns-repeated="5" table:style-name="ce7"/>
          <table:table-cell table:number-columns-repeated="16371"/>
        </table:table-row>
        <table:table-row table:style-name="ro1">
          <table:table-cell office:value-type="string" table:style-name="ce3">
            <text:p>QPE-16</text:p>
          </table:table-cell>
          <table:table-cell office:value-type="float" office:value="4992.200084340001" table:style-name="ce7">
            <text:p><text:s/>4.992,20<text:s/></text:p>
          </table:table-cell>
          <table:table-cell office:value-type="float" office:value="5316.7274483400006" table:style-name="ce7">
            <text:p><text:s/>5.316,73<text:s/></text:p>
          </table:table-cell>
          <table:table-cell office:value-type="float" office:value="5662.2184088400008" table:style-name="ce7">
            <text:p><text:s/>5.662,22<text:s/></text:p>
          </table:table-cell>
          <table:table-cell office:value-type="float" office:value="6030.3827241000008" table:style-name="ce7">
            <text:p><text:s/>6.030,38<text:s/></text:p>
          </table:table-cell>
          <table:table-cell office:value-type="float" office:value="6422.4618746400001" table:style-name="ce7">
            <text:p><text:s/>6.422,46<text:s/></text:p>
          </table:table-cell>
          <table:table-cell table:style-name="ce2"/>
          <table:table-cell table:style-name="ce1"/>
          <table:table-cell table:number-columns-repeated="5" table:style-name="ce7"/>
          <table:table-cell table:number-columns-repeated="16371"/>
        </table:table-row>
        <table:table-row table:style-name="ro1">
          <table:table-cell office:value-type="string" table:style-name="ce3">
            <text:p>QPE-17</text:p>
          </table:table-cell>
          <table:table-cell office:value-type="float" office:value="5316.7274483400006" table:style-name="ce7">
            <text:p><text:s/>5.316,73<text:s/></text:p>
          </table:table-cell>
          <table:table-cell office:value-type="float" office:value="5662.2184088400008" table:style-name="ce7">
            <text:p><text:s/>5.662,22<text:s/></text:p>
          </table:table-cell>
          <table:table-cell office:value-type="float" office:value="6030.3827241000008" table:style-name="ce7">
            <text:p><text:s/>6.030,38<text:s/></text:p>
          </table:table-cell>
          <table:table-cell office:value-type="float" office:value="6422.4618746400001" table:style-name="ce7">
            <text:p><text:s/>6.422,46<text:s/></text:p>
          </table:table-cell>
          <table:table-cell office:value-type="float" office:value="6839.8715838600019" table:style-name="ce7">
            <text:p><text:s/>6.839,87<text:s/></text:p>
          </table:table-cell>
          <table:table-cell table:style-name="ce2"/>
          <table:table-cell table:style-name="ce1"/>
          <table:table-cell table:number-columns-repeated="5" table:style-name="ce7"/>
          <table:table-cell table:number-columns-repeated="16371"/>
        </table:table-row>
        <table:table-row table:style-name="ro1">
          <table:table-cell office:value-type="string" table:style-name="ce3">
            <text:p>QPE-18</text:p>
          </table:table-cell>
          <table:table-cell office:value-type="float" office:value="5662.2184088400008" table:style-name="ce7">
            <text:p><text:s/>5.662,22<text:s/></text:p>
          </table:table-cell>
          <table:table-cell office:value-type="float" office:value="6030.3827241000008" table:style-name="ce7">
            <text:p><text:s/>6.030,38<text:s/></text:p>
          </table:table-cell>
          <table:table-cell office:value-type="float" office:value="6422.4618746400001" table:style-name="ce7">
            <text:p><text:s/>6.422,46<text:s/></text:p>
          </table:table-cell>
          <table:table-cell office:value-type="float" office:value="6839.8715838600019" table:style-name="ce7">
            <text:p><text:s/>6.839,87<text:s/></text:p>
          </table:table-cell>
          <table:table-cell office:value-type="float" office:value="7284.4414020000013" table:style-name="ce7">
            <text:p><text:s/>7.284,44<text:s/></text:p>
          </table:table-cell>
          <table:table-cell table:style-name="ce2"/>
          <table:table-cell table:style-name="ce1"/>
          <table:table-cell table:number-columns-repeated="5" table:style-name="ce7"/>
          <table:table-cell table:number-columns-repeated="16371"/>
        </table:table-row>
        <table:table-row table:style-name="ro1">
          <table:table-cell office:value-type="string" table:style-name="ce3">
            <text:p>QPE-19</text:p>
          </table:table-cell>
          <table:table-cell office:value-type="float" office:value="6030.3827241000008" table:style-name="ce7">
            <text:p><text:s/>6.030,38<text:s/></text:p>
          </table:table-cell>
          <table:table-cell office:value-type="float" office:value="6422.4618746400001" table:style-name="ce7">
            <text:p><text:s/>6.422,46<text:s/></text:p>
          </table:table-cell>
          <table:table-cell office:value-type="float" office:value="6839.8715838600019" table:style-name="ce7">
            <text:p><text:s/>6.839,87<text:s/></text:p>
          </table:table-cell>
          <table:table-cell office:value-type="float" office:value="7284.4414020000013" table:style-name="ce7">
            <text:p><text:s/>7.284,44<text:s/></text:p>
          </table:table-cell>
          <table:table-cell office:value-type="float" office:value="7757.8919775000004" table:style-name="ce7">
            <text:p><text:s/>7.757,89<text:s/></text:p>
          </table:table-cell>
          <table:table-cell table:style-name="ce2"/>
          <table:table-cell table:style-name="ce1"/>
          <table:table-cell table:number-columns-repeated="5" table:style-name="ce7"/>
          <table:table-cell table:number-columns-repeated="16371"/>
        </table:table-row>
        <table:table-row table:style-name="ro1">
          <table:table-cell office:value-type="string" table:style-name="ce3">
            <text:p>QPE-20</text:p>
          </table:table-cell>
          <table:table-cell office:value-type="float" office:value="6422.4618746400001" table:style-name="ce7">
            <text:p><text:s/>6.422,46<text:s/></text:p>
          </table:table-cell>
          <table:table-cell office:value-type="float" office:value="6839.8715838600019" table:style-name="ce7">
            <text:p><text:s/>6.839,87<text:s/></text:p>
          </table:table-cell>
          <table:table-cell office:value-type="float" office:value="7284.4414020000013" table:style-name="ce7">
            <text:p><text:s/>7.284,44<text:s/></text:p>
          </table:table-cell>
          <table:table-cell office:value-type="float" office:value="7757.8919775000004" table:style-name="ce7">
            <text:p><text:s/>7.757,89<text:s/></text:p>
          </table:table-cell>
          <table:table-cell office:value-type="float" office:value="8262.24" table:style-name="ce7">
            <text:p><text:s/>8.262,24<text:s/></text:p>
          </table:table-cell>
          <table:table-cell table:style-name="ce2"/>
          <table:table-cell table:style-name="ce1"/>
          <table:table-cell table:number-columns-repeated="5" table:style-name="ce7"/>
          <table:table-cell table:number-columns-repeated="16371"/>
        </table:table-row>
        <table:table-row table:style-name="ro1">
          <table:table-cell office:value-type="string" table:style-name="ce3">
            <text:p>QPE-21</text:p>
          </table:table-cell>
          <table:table-cell office:value-type="float" office:value="6839.8715838600019" table:style-name="ce7">
            <text:p><text:s/>6.839,87<text:s/></text:p>
          </table:table-cell>
          <table:table-cell office:value-type="float" office:value="7284.4414020000013" table:style-name="ce7">
            <text:p><text:s/>7.284,44<text:s/></text:p>
          </table:table-cell>
          <table:table-cell office:value-type="float" office:value="7757.8919775000004" table:style-name="ce7">
            <text:p><text:s/>7.757,89<text:s/></text:p>
          </table:table-cell>
          <table:table-cell office:value-type="float" office:value="8262.24" table:style-name="ce7">
            <text:p><text:s/>8.262,24<text:s/></text:p>
          </table:table-cell>
          <table:table-cell office:value-type="float" office:value="8799.1783185600016" table:style-name="ce7">
            <text:p><text:s/>8.799,18<text:s/></text:p>
          </table:table-cell>
          <table:table-cell table:style-name="ce2"/>
          <table:table-cell table:style-name="ce1"/>
          <table:table-cell table:number-columns-repeated="5" table:style-name="ce7"/>
          <table:table-cell table:number-columns-repeated="16371"/>
        </table:table-row>
        <table:table-row table:style-name="ro1">
          <table:table-cell office:value-type="string" table:style-name="ce3">
            <text:p>QPE-22</text:p>
          </table:table-cell>
          <table:table-cell office:value-type="float" office:value="7284.4414020000013" table:style-name="ce7">
            <text:p><text:s/>7.284,44<text:s/></text:p>
          </table:table-cell>
          <table:table-cell office:value-type="float" office:value="7757.8919775000004" table:style-name="ce7">
            <text:p><text:s/>7.757,89<text:s/></text:p>
          </table:table-cell>
          <table:table-cell office:value-type="float" office:value="8262.24" table:style-name="ce7">
            <text:p><text:s/>8.262,24<text:s/></text:p>
          </table:table-cell>
          <table:table-cell office:value-type="float" office:value="8799.1783185600016" table:style-name="ce7">
            <text:p><text:s/>8.799,18<text:s/></text:p>
          </table:table-cell>
          <table:table-cell office:value-type="float" office:value="9371.2503641400017" table:style-name="ce7">
            <text:p><text:s/>9.371,25<text:s/></text:p>
          </table:table-cell>
          <table:table-cell table:style-name="ce2"/>
          <table:table-cell table:style-name="ce1"/>
          <table:table-cell table:number-columns-repeated="5" table:style-name="ce7"/>
          <table:table-cell table:number-columns-repeated="16371"/>
        </table:table-row>
        <table:table-row table:style-name="ro1">
          <table:table-cell office:value-type="string" table:style-name="ce3">
            <text:p>QPE-23</text:p>
          </table:table-cell>
          <table:table-cell office:value-type="float" office:value="7757.8919775000004" table:style-name="ce7">
            <text:p><text:s/>7.757,89<text:s/></text:p>
          </table:table-cell>
          <table:table-cell office:value-type="float" office:value="8262.24" table:style-name="ce7">
            <text:p><text:s/>8.262,24<text:s/></text:p>
          </table:table-cell>
          <table:table-cell office:value-type="float" office:value="8799.1783185600016" table:style-name="ce7">
            <text:p><text:s/>8.799,18<text:s/></text:p>
          </table:table-cell>
          <table:table-cell office:value-type="float" office:value="9371.2503641400017" table:style-name="ce7">
            <text:p><text:s/>9.371,25<text:s/></text:p>
          </table:table-cell>
          <table:table-cell office:value-type="float" office:value="9980.3925824400012" table:style-name="ce7">
            <text:p><text:s/>9.980,39<text:s/></text:p>
          </table:table-cell>
          <table:table-cell table:style-name="ce2"/>
          <table:table-cell table:style-name="ce1"/>
          <table:table-cell table:number-columns-repeated="5" table:style-name="ce7"/>
          <table:table-cell table:number-columns-repeated="16371"/>
        </table:table-row>
        <table:table-row table:style-name="ro1">
          <table:table-cell office:value-type="string" table:style-name="ce3">
            <text:p>QPE-24</text:p>
          </table:table-cell>
          <table:table-cell office:value-type="float" office:value="8262.24" table:style-name="ce7">
            <text:p><text:s/>8.262,24<text:s/></text:p>
          </table:table-cell>
          <table:table-cell office:value-type="float" office:value="8799.1783185600016" table:style-name="ce7">
            <text:p><text:s/>8.799,18<text:s/></text:p>
          </table:table-cell>
          <table:table-cell office:value-type="float" office:value="9371.2503641400017" table:style-name="ce7">
            <text:p><text:s/>9.371,25<text:s/></text:p>
          </table:table-cell>
          <table:table-cell office:value-type="float" office:value="9980.3925824400012" table:style-name="ce7">
            <text:p><text:s/>9.980,39<text:s/></text:p>
          </table:table-cell>
          <table:table-cell office:value-type="float" office:value="10629.109714860002" table:style-name="ce7">
            <text:p><text:s/>10.629,11<text:s/></text:p>
          </table:table-cell>
          <table:table-cell table:style-name="ce2"/>
          <table:table-cell table:style-name="ce1"/>
          <table:table-cell table:number-columns-repeated="5" table:style-name="ce7"/>
          <table:table-cell table:number-columns-repeated="16371"/>
        </table:table-row>
        <table:table-row table:style-name="ro1">
          <table:table-cell office:value-type="string" table:style-name="ce3">
            <text:p>OBS.: Aplica-se ao Secretário de Escola a tabela acima</text:p>
          </table:table-cell>
          <table:table-cell table:number-columns-repeated="5" table:style-name="ce3"/>
          <table:table-cell table:style-name="ce2"/>
          <table:table-cell table:style-name="ce1"/>
          <table:table-cell table:number-columns-repeated="5" table:style-name="ce8"/>
          <table:table-cell table:number-columns-repeated="16371"/>
        </table:table-row>
        <table:table-row table:style-name="ro1">
          <table:table-cell table:number-columns-repeated="6" table:style-name="ce6"/>
          <table:table-cell table:style-name="ce2"/>
          <table:table-cell table:style-name="ce1"/>
          <table:table-cell table:number-columns-repeated="5" table:style-name="ce8"/>
          <table:table-cell table:number-columns-repeated="16371"/>
        </table:table-row>
        <table:table-row table:style-name="ro1">
          <table:table-cell office:value-type="string" table:style-name="ce3">
            <text:p>MAGISTÉRIO MUNICIPAL</text:p>
          </table:table-cell>
          <table:table-cell table:number-columns-repeated="5" table:style-name="ce3"/>
          <table:table-cell table:style-name="ce2"/>
          <table:table-cell table:style-name="ce1"/>
          <table:table-cell table:number-columns-repeated="5" table:style-name="ce8"/>
          <table:table-cell table:number-columns-repeated="16371"/>
        </table:table-row>
        <table:table-row table:style-name="ro1">
          <table:table-cell office:value-type="string" table:style-name="ce3">
            <text:p>JORNADA BÁSICA DE 30 HORAS DE TRABALHO SEMANAIS</text:p>
          </table:table-cell>
          <table:table-cell table:number-columns-repeated="5" table:style-name="ce3"/>
          <table:table-cell table:style-name="ce2"/>
          <table:table-cell table:style-name="ce1"/>
          <table:table-cell table:number-columns-repeated="5" table:style-name="ce8"/>
          <table:table-cell table:number-columns-repeated="16371"/>
        </table:table-row>
        <table:table-row table:style-name="ro1">
          <table:table-cell office:value-type="string" table:style-name="ce5">
            <text:p>REF/GRAUS</text:p>
          </table:table-cell>
          <table:table-cell office:value-type="string" table:style-name="ce5">
            <text:p><text:s text:c="14"/>A</text:p>
          </table:table-cell>
          <table:table-cell office:value-type="string" table:style-name="ce5">
            <text:p><text:s text:c="10"/>B</text:p>
          </table:table-cell>
          <table:table-cell office:value-type="string" table:style-name="ce5">
            <text:p><text:s text:c="7"/>C</text:p>
          </table:table-cell>
          <table:table-cell office:value-type="string" table:style-name="ce5">
            <text:p><text:s text:c="6"/>D</text:p>
          </table:table-cell>
          <table:table-cell office:value-type="string" table:style-name="ce5">
            <text:p><text:s text:c="6"/>E</text:p>
          </table:table-cell>
          <table:table-cell table:style-name="ce2"/>
          <table:table-cell table:style-name="ce1"/>
          <table:table-cell table:number-columns-repeated="5" table:style-name="ce8"/>
          <table:table-cell table:number-columns-repeated="16371"/>
        </table:table-row>
        <table:table-row table:style-name="ro1">
          <table:table-cell office:value-type="string" table:style-name="ce3">
            <text:p>QPE-11</text:p>
          </table:table-cell>
          <table:table-cell office:value-type="float" office:value="2732.69" table:style-name="ce7">
            <text:p><text:s/>2.732,69<text:s/></text:p>
          </table:table-cell>
          <table:table-cell office:value-type="float" office:value="2910.3134835600003" table:style-name="ce7">
            <text:p><text:s/>2.910,31<text:s/></text:p>
          </table:table-cell>
          <table:table-cell office:value-type="float" office:value="3099.4976905200006" table:style-name="ce7">
            <text:p><text:s/>3.099,50<text:s/></text:p>
          </table:table-cell>
          <table:table-cell office:value-type="float" office:value="3301.18" table:style-name="ce7">
            <text:p><text:s/>3.301,18<text:s/></text:p>
          </table:table-cell>
          <table:table-cell office:value-type="float" office:value="3515.6223585000007" table:style-name="ce7">
            <text:p><text:s/>3.515,62<text:s/></text:p>
          </table:table-cell>
          <table:table-cell table:style-name="ce2"/>
          <table:table-cell table:style-name="ce1"/>
          <table:table-cell table:number-columns-repeated="5" table:style-name="ce7"/>
          <table:table-cell table:number-columns-repeated="16371"/>
        </table:table-row>
        <table:table-row table:style-name="ro1">
          <table:table-cell office:value-type="string" table:style-name="ce3">
            <text:p>QPE-12</text:p>
          </table:table-cell>
          <table:table-cell office:value-type="float" office:value="2910.3134835600003" table:style-name="ce7">
            <text:p><text:s/>2.910,31<text:s/></text:p>
          </table:table-cell>
          <table:table-cell office:value-type="float" office:value="3099.4976905200006" table:style-name="ce7">
            <text:p><text:s/>3.099,50<text:s/></text:p>
          </table:table-cell>
          <table:table-cell office:value-type="float" office:value="3301.18" table:style-name="ce7">
            <text:p><text:s/>3.301,18<text:s/></text:p>
          </table:table-cell>
          <table:table-cell office:value-type="float" office:value="3515.6223585000007" table:style-name="ce7">
            <text:p><text:s/>3.515,62<text:s/></text:p>
          </table:table-cell>
          <table:table-cell office:value-type="float" office:value="3744.0438840000006" table:style-name="ce7">
            <text:p><text:s/>3.744,04<text:s/></text:p>
          </table:table-cell>
          <table:table-cell table:style-name="ce2"/>
          <table:table-cell table:style-name="ce1"/>
          <table:table-cell table:number-columns-repeated="5" table:style-name="ce7"/>
          <table:table-cell table:number-columns-repeated="16371"/>
        </table:table-row>
        <table:table-row table:style-name="ro1">
          <table:table-cell office:value-type="string" table:style-name="ce3">
            <text:p>QPE-13</text:p>
          </table:table-cell>
          <table:table-cell office:value-type="float" office:value="3099.4976905200006" table:style-name="ce7">
            <text:p><text:s/>3.099,50<text:s/></text:p>
          </table:table-cell>
          <table:table-cell office:value-type="float" office:value="3301.18" table:style-name="ce7">
            <text:p><text:s/>3.301,18<text:s/></text:p>
          </table:table-cell>
          <table:table-cell office:value-type="float" office:value="3515.6223585000007" table:style-name="ce7">
            <text:p><text:s/>3.515,62<text:s/></text:p>
          </table:table-cell>
          <table:table-cell office:value-type="float" office:value="3744.0438840000006" table:style-name="ce7">
            <text:p><text:s/>3.744,04<text:s/></text:p>
          </table:table-cell>
          <table:table-cell office:value-type="float" office:value="3987.2760543000004" table:style-name="ce7">
            <text:p><text:s/>3.987,28<text:s/></text:p>
          </table:table-cell>
          <table:table-cell table:style-name="ce2"/>
          <table:table-cell table:style-name="ce1"/>
          <table:table-cell table:number-columns-repeated="5" table:style-name="ce7"/>
          <table:table-cell table:number-columns-repeated="16371"/>
        </table:table-row>
        <table:table-row table:style-name="ro1">
          <table:table-cell office:value-type="string" table:style-name="ce3">
            <text:p>QPE-14</text:p>
          </table:table-cell>
          <table:table-cell office:value-type="float" office:value="3301.18" table:style-name="ce7">
            <text:p><text:s/>3.301,18<text:s/></text:p>
          </table:table-cell>
          <table:table-cell office:value-type="float" office:value="3515.6223585000007" table:style-name="ce7">
            <text:p><text:s/>3.515,62<text:s/></text:p>
          </table:table-cell>
          <table:table-cell office:value-type="float" office:value="3744.0438840000006" table:style-name="ce7">
            <text:p><text:s/>3.744,04<text:s/></text:p>
          </table:table-cell>
          <table:table-cell office:value-type="float" office:value="3987.2760543000004" table:style-name="ce7">
            <text:p><text:s/>3.987,28<text:s/></text:p>
          </table:table-cell>
          <table:table-cell office:value-type="float" office:value="4246.5712401000001" table:style-name="ce7">
            <text:p><text:s/>4.246,57<text:s/></text:p>
          </table:table-cell>
          <table:table-cell table:style-name="ce2"/>
          <table:table-cell table:style-name="ce1"/>
          <table:table-cell table:number-columns-repeated="5" table:style-name="ce7"/>
          <table:table-cell table:number-columns-repeated="16371"/>
        </table:table-row>
        <table:table-row table:style-name="ro1">
          <table:table-cell office:value-type="string" table:style-name="ce3">
            <text:p>QPE-15</text:p>
          </table:table-cell>
          <table:table-cell office:value-type="float" office:value="3515.6223585000007" table:style-name="ce7">
            <text:p><text:s/>3.515,62<text:s/></text:p>
          </table:table-cell>
          <table:table-cell office:value-type="float" office:value="3744.0438840000006" table:style-name="ce7">
            <text:p><text:s/>3.744,04<text:s/></text:p>
          </table:table-cell>
          <table:table-cell office:value-type="float" office:value="3987.2760543000004" table:style-name="ce7">
            <text:p><text:s/>3.987,28<text:s/></text:p>
          </table:table-cell>
          <table:table-cell office:value-type="float" office:value="4246.5712401000001" table:style-name="ce7">
            <text:p><text:s/>4.246,57<text:s/></text:p>
          </table:table-cell>
          <table:table-cell office:value-type="float" office:value="4522.6099999999997" table:style-name="ce7">
            <text:p><text:s/>4.522,61<text:s/></text:p>
          </table:table-cell>
          <table:table-cell table:style-name="ce2"/>
          <table:table-cell table:style-name="ce1"/>
          <table:table-cell table:number-columns-repeated="5" table:style-name="ce7"/>
          <table:table-cell table:number-columns-repeated="16371"/>
        </table:table-row>
        <table:table-row table:style-name="ro1">
          <table:table-cell office:value-type="string" table:style-name="ce3">
            <text:p>QPE-16</text:p>
          </table:table-cell>
          <table:table-cell office:value-type="float" office:value="3744.0438840000006" table:style-name="ce7">
            <text:p><text:s/>3.744,04<text:s/></text:p>
          </table:table-cell>
          <table:table-cell office:value-type="float" office:value="3987.2760543000004" table:style-name="ce7">
            <text:p><text:s/>3.987,28<text:s/></text:p>
          </table:table-cell>
          <table:table-cell office:value-type="float" office:value="4246.5712401000001" table:style-name="ce7">
            <text:p><text:s/>4.246,57<text:s/></text:p>
          </table:table-cell>
          <table:table-cell office:value-type="float" office:value="4522.6099999999997" table:style-name="ce7">
            <text:p><text:s/>4.522,61<text:s/></text:p>
          </table:table-cell>
          <table:table-cell office:value-type="float" office:value="4816.9117470600013" table:style-name="ce7">
            <text:p><text:s/>4.816,91<text:s/></text:p>
          </table:table-cell>
          <table:table-cell table:style-name="ce2"/>
          <table:table-cell table:style-name="ce1"/>
          <table:table-cell table:number-columns-repeated="5" table:style-name="ce7"/>
          <table:table-cell table:number-columns-repeated="16371"/>
        </table:table-row>
        <table:table-row table:style-name="ro1">
          <table:table-cell office:value-type="string" table:style-name="ce3">
            <text:p>QPE-17</text:p>
          </table:table-cell>
          <table:table-cell office:value-type="float" office:value="3987.2760543000004" table:style-name="ce7">
            <text:p><text:s/>3.987,28<text:s/></text:p>
          </table:table-cell>
          <table:table-cell office:value-type="float" office:value="4246.5712401000001" table:style-name="ce7">
            <text:p><text:s/>4.246,57<text:s/></text:p>
          </table:table-cell>
          <table:table-cell office:value-type="float" office:value="4522.6099999999997" table:style-name="ce7">
            <text:p><text:s/>4.522,61<text:s/></text:p>
          </table:table-cell>
          <table:table-cell office:value-type="float" office:value="4816.9117470600013" table:style-name="ce7">
            <text:p><text:s/>4.816,91<text:s/></text:p>
          </table:table-cell>
          <table:table-cell office:value-type="float" office:value="5129.63" table:style-name="ce7">
            <text:p><text:s/>5.129,63<text:s/></text:p>
          </table:table-cell>
          <table:table-cell table:style-name="ce2"/>
          <table:table-cell table:style-name="ce1"/>
          <table:table-cell table:number-columns-repeated="5" table:style-name="ce7"/>
          <table:table-cell table:number-columns-repeated="16371"/>
        </table:table-row>
        <table:table-row table:style-name="ro1">
          <table:table-cell office:value-type="string" table:style-name="ce3">
            <text:p>QPE-18</text:p>
          </table:table-cell>
          <table:table-cell office:value-type="float" office:value="4246.5712401000001" table:style-name="ce7">
            <text:p><text:s/>4.246,57<text:s/></text:p>
          </table:table-cell>
          <table:table-cell office:value-type="float" office:value="4522.6099999999997" table:style-name="ce7">
            <text:p><text:s/>4.522,61<text:s/></text:p>
          </table:table-cell>
          <table:table-cell office:value-type="float" office:value="4816.9117470600013" table:style-name="ce7">
            <text:p><text:s/>4.816,91<text:s/></text:p>
          </table:table-cell>
          <table:table-cell office:value-type="float" office:value="5129.63" table:style-name="ce7">
            <text:p><text:s/>5.129,63<text:s/></text:p>
          </table:table-cell>
          <table:table-cell office:value-type="float" office:value="5463.2874907800006" table:style-name="ce7">
            <text:p><text:s/>5.463,29<text:s/></text:p>
          </table:table-cell>
          <table:table-cell table:style-name="ce2"/>
          <table:table-cell table:style-name="ce1"/>
          <table:table-cell table:number-columns-repeated="5" table:style-name="ce7"/>
          <table:table-cell table:number-columns-repeated="16371"/>
        </table:table-row>
        <table:table-row table:style-name="ro1">
          <table:table-cell office:value-type="string" table:style-name="ce3">
            <text:p>QPE-19</text:p>
          </table:table-cell>
          <table:table-cell office:value-type="float" office:value="4522.6099999999997" table:style-name="ce7">
            <text:p><text:s/>4.522,61<text:s/></text:p>
          </table:table-cell>
          <table:table-cell office:value-type="float" office:value="4816.9117470600013" table:style-name="ce7">
            <text:p><text:s/>4.816,91<text:s/></text:p>
          </table:table-cell>
          <table:table-cell office:value-type="float" office:value="5129.63" table:style-name="ce7">
            <text:p><text:s/>5.129,63<text:s/></text:p>
          </table:table-cell>
          <table:table-cell office:value-type="float" office:value="5463.2874907800006" table:style-name="ce7">
            <text:p><text:s/>5.463,29<text:s/></text:p>
          </table:table-cell>
          <table:table-cell office:value-type="float" office:value="5818.5796132800006" table:style-name="ce7">
            <text:p><text:s/>5.818,58<text:s/></text:p>
          </table:table-cell>
          <table:table-cell table:style-name="ce2"/>
          <table:table-cell table:style-name="ce1"/>
          <table:table-cell table:number-columns-repeated="5" table:style-name="ce7"/>
          <table:table-cell table:number-columns-repeated="16371"/>
        </table:table-row>
        <table:table-row table:style-name="ro1">
          <table:table-cell office:value-type="string" table:style-name="ce3">
            <text:p>QPE-20</text:p>
          </table:table-cell>
          <table:table-cell office:value-type="float" office:value="4816.9117470600013" table:style-name="ce7">
            <text:p><text:s/>4.816,91<text:s/></text:p>
          </table:table-cell>
          <table:table-cell office:value-type="float" office:value="5129.63" table:style-name="ce7">
            <text:p><text:s/>5.129,63<text:s/></text:p>
          </table:table-cell>
          <table:table-cell office:value-type="float" office:value="5463.2874907800006" table:style-name="ce7">
            <text:p><text:s/>5.463,29<text:s/></text:p>
          </table:table-cell>
          <table:table-cell office:value-type="float" office:value="5818.5796132800006" table:style-name="ce7">
            <text:p><text:s/>5.818,58<text:s/></text:p>
          </table:table-cell>
          <table:table-cell office:value-type="float" office:value="6196.87" table:style-name="ce7">
            <text:p><text:s/>6.196,87<text:s/></text:p>
          </table:table-cell>
          <table:table-cell table:style-name="ce2"/>
          <table:table-cell table:style-name="ce1"/>
          <table:table-cell table:number-columns-repeated="5" table:style-name="ce7"/>
          <table:table-cell table:number-columns-repeated="16371"/>
        </table:table-row>
        <table:table-row table:style-name="ro1">
          <table:table-cell office:value-type="string" table:style-name="ce3">
            <text:p>QPE-21</text:p>
          </table:table-cell>
          <table:table-cell office:value-type="float" office:value="5129.63" table:style-name="ce7">
            <text:p><text:s/>5.129,63<text:s/></text:p>
          </table:table-cell>
          <table:table-cell office:value-type="float" office:value="5463.2874907800006" table:style-name="ce7">
            <text:p><text:s/>5.463,29<text:s/></text:p>
          </table:table-cell>
          <table:table-cell office:value-type="float" office:value="5818.5796132800006" table:style-name="ce7">
            <text:p><text:s/>5.818,58<text:s/></text:p>
          </table:table-cell>
          <table:table-cell office:value-type="float" office:value="6196.87" table:style-name="ce7">
            <text:p><text:s/>6.196,87<text:s/></text:p>
          </table:table-cell>
          <table:table-cell office:value-type="float" office:value="6599.2421665800011" table:style-name="ce7">
            <text:p><text:s/>6.599,24<text:s/></text:p>
          </table:table-cell>
          <table:table-cell table:style-name="ce2"/>
          <table:table-cell table:style-name="ce1"/>
          <table:table-cell table:number-columns-repeated="5" table:style-name="ce7"/>
          <table:table-cell table:number-columns-repeated="16371"/>
        </table:table-row>
        <table:table-row table:style-name="ro1">
          <table:table-cell office:value-type="string" table:style-name="ce3">
            <text:p>QPE-22</text:p>
          </table:table-cell>
          <table:table-cell office:value-type="float" office:value="5463.2874907800006" table:style-name="ce7">
            <text:p><text:s/>5.463,29<text:s/></text:p>
          </table:table-cell>
          <table:table-cell office:value-type="float" office:value="5818.5796132800006" table:style-name="ce7">
            <text:p><text:s/>5.818,58<text:s/></text:p>
          </table:table-cell>
          <table:table-cell office:value-type="float" office:value="6196.87" table:style-name="ce7">
            <text:p><text:s/>6.196,87<text:s/></text:p>
          </table:table-cell>
          <table:table-cell office:value-type="float" office:value="6599.2421665800011" table:style-name="ce7">
            <text:p><text:s/>6.599,24<text:s/></text:p>
          </table:table-cell>
          <table:table-cell office:value-type="float" office:value="7028.1954666000011" table:style-name="ce7">
            <text:p><text:s/>7.028,20<text:s/></text:p>
          </table:table-cell>
          <table:table-cell table:style-name="ce2"/>
          <table:table-cell table:style-name="ce1"/>
          <table:table-cell table:number-columns-repeated="5" table:style-name="ce7"/>
          <table:table-cell table:number-columns-repeated="16371"/>
        </table:table-row>
        <table:table-row table:style-name="ro1">
          <table:table-cell office:value-type="string" table:style-name="ce3">
            <text:p>QPE-23</text:p>
          </table:table-cell>
          <table:table-cell office:value-type="float" office:value="5818.5796132800006" table:style-name="ce7">
            <text:p><text:s/>5.818,58<text:s/></text:p>
          </table:table-cell>
          <table:table-cell office:value-type="float" office:value="6196.87" table:style-name="ce7">
            <text:p><text:s/>6.196,87<text:s/></text:p>
          </table:table-cell>
          <table:table-cell office:value-type="float" office:value="6599.2421665800011" table:style-name="ce7">
            <text:p><text:s/>6.599,24<text:s/></text:p>
          </table:table-cell>
          <table:table-cell office:value-type="float" office:value="7028.1954666000011" table:style-name="ce7">
            <text:p><text:s/>7.028,20<text:s/></text:p>
          </table:table-cell>
          <table:table-cell office:value-type="float" office:value="7485.0276274200005" table:style-name="ce7">
            <text:p><text:s/>7.485,03<text:s/></text:p>
          </table:table-cell>
          <table:table-cell table:style-name="ce2"/>
          <table:table-cell table:style-name="ce1"/>
          <table:table-cell table:number-columns-repeated="5" table:style-name="ce7"/>
          <table:table-cell table:number-columns-repeated="16371"/>
        </table:table-row>
        <table:table-row table:number-rows-repeated="10484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2P0">
      <number:text> </number:text>
      <number:number number:decimal-places="2" number:min-integer-digits="1" number:grouping="true"/>
      <number:text> </number:text>
    </number:number-style>
    <number:number-style style:name="N42P1">
      <number:text> (</number:text>
      <number:number number:decimal-places="2" number:min-integer-digits="1" number:grouping="true"/>
      <number:text>)</number:text>
    </number:number-style>
    <number:number-style style:name="N4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V_237_rgula" style:display-name="Vírgula" style:family="table-cell" style:data-style-name="N35"/>
  </office:styles>
  <office:automatic-styles>
    <style:page-layout style:name="pm1">
      <style:page-layout-properties fo:margin-top="0.31496062992126in" fo:margin-bottom="0.31496062992126in" fo:margin-left="1.02362204724409in" fo:margin-right="0in" style:print-orientation="portrait" style:print-page-order="ttb" style:first-page-number="continue" style:scale-to="99%" style:table-centering="none" style:print="objects charts drawings"/>
      <style:header-style>
        <style:header-footer-properties fo:min-height="0.275590551181102in" fo:margin-left="1.02362204724409in" fo:margin-right="0in" fo:margin-bottom="0in"/>
      </style:header-style>
      <style:footer-style>
        <style:header-footer-properties fo:min-height="0.078740157480315in" fo:margin-left="1.02362204724409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na Lúcia da Conceição Romualdo</meta:initial-creator>
    <dc:creator>Administrador</dc:creator>
    <meta:creation-date>2016-04-29T17:32:40Z</meta:creation-date>
    <dc:date>2018-01-31T14:08:47Z</dc:date>
    <meta:print-date>2017-11-22T20:33:22Z</meta:print-date>
  </office:meta>
</office:document-meta>
</file>